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32cm"/>
    </style:style>
    <style:style style:name="co20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431cm"/>
    </style:style>
    <style:style style:name="co32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16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3.579cm"/>
    </style:style>
    <style:style style:name="co44" style:family="table-column">
      <style:table-column-properties fo:break-before="auto" style:column-width="4.711cm"/>
    </style:style>
    <style:style style:name="co45" style:family="table-column">
      <style:table-column-properties fo:break-before="auto" style:column-width="1.508cm"/>
    </style:style>
    <style:style style:name="co46" style:family="table-column">
      <style:table-column-properties fo:break-before="auto" style:column-width="2.459cm"/>
    </style:style>
    <style:style style:name="co47" style:family="table-column">
      <style:table-column-properties fo:break-before="auto" style:column-width="1.9cm"/>
    </style:style>
    <style:style style:name="co48" style:family="table-column">
      <style:table-column-properties fo:break-before="auto" style:column-width="2.655cm"/>
    </style:style>
    <style:style style:name="co49" style:family="table-column">
      <style:table-column-properties fo:break-before="auto" style:column-width="1.871cm"/>
    </style:style>
    <style:style style:name="co50" style:family="table-column">
      <style:table-column-properties fo:break-before="auto" style:column-width="1.984cm"/>
    </style:style>
    <style:style style:name="co51" style:family="table-column">
      <style:table-column-properties fo:break-before="auto" style:column-width="2.626cm"/>
    </style:style>
    <style:style style:name="co52" style:family="table-column">
      <style:table-column-properties fo:break-before="auto" style:column-width="1.704cm"/>
    </style:style>
    <style:style style:name="co53" style:family="table-column">
      <style:table-column-properties fo:break-before="auto" style:column-width="3.327cm"/>
    </style:style>
    <style:style style:name="co54" style:family="table-column">
      <style:table-column-properties fo:break-before="auto" style:column-width="1.425cm"/>
    </style:style>
    <style:style style:name="co55" style:family="table-column">
      <style:table-column-properties fo:break-before="auto" style:column-width="2.822cm"/>
    </style:style>
    <style:style style:name="co56" style:family="table-column">
      <style:table-column-properties fo:break-before="auto" style:column-width="2.711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768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1.76cm"/>
    </style:style>
    <style:style style:name="co61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3" style:family="table" style:master-page-name="PageStyle_5f_Balance_20_Sheet">
      <style:table-properties table:display="true" style:writing-mode="lr-tb"/>
    </style:style>
    <style:style style:name="ta4" style:family="table" style:master-page-name="PageStyle_5f_Capital_20_1">
      <style:table-properties table:display="true" style:writing-mode="lr-tb"/>
    </style:style>
    <style:style style:name="ta7" style:family="table" style:master-page-name="PageStyle_5f_Smile">
      <style:table-properties table:display="true" style:writing-mode="lr-tb"/>
    </style:style>
    <style:style style:name="ta8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90" style:family="table-cell" style:parent-style-name="Default">
      <style:table-cell-properties fo:padding="0.071cm"/>
      <style:text-properties style:font-name="Ubuntu1"/>
    </style:style>
    <style:style style:name="ce232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264" style:family="table-cell" style:parent-style-name="Default">
      <style:text-properties style:font-name="Ubuntu1"/>
    </style:style>
    <style:style style:name="ce273" style:family="table-cell" style:parent-style-name="Default" style:data-style-name="N10112">
      <style:table-cell-properties fo:padding="0.071cm"/>
      <style:text-properties style:font-name="Ubuntu1"/>
    </style:style>
    <style:style style:name="ce29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36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508" style:family="table-cell" style:parent-style-name="Default" style:data-style-name="N2">
      <style:table-cell-properties fo:padding="0.071cm"/>
      <style:text-properties style:font-name="Ubuntu1"/>
    </style:style>
    <style:style style:name="ce5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818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81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20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2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2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23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82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830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831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83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835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83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83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84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84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848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84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850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851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3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85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85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86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86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7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87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87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88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88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88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894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89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89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9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90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90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90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90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90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9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90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91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91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91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919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92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257" style:family="table-cell" style:parent-style-name="Default" style:data-style-name="N11">
      <style:table-cell-properties fo:padding="0.071cm"/>
      <style:text-properties style:font-name="Ubuntu1"/>
    </style:style>
    <style:style style:name="ce92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925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926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3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3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93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93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936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938" style:family="table-cell" style:parent-style-name="Default" style:data-style-name="N114">
      <style:table-cell-properties fo:padding="0.071cm"/>
      <style:text-properties style:font-name="Ubuntu1"/>
    </style:style>
    <style:style style:name="ce939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0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94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943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5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946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947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948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0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312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fo:background-color="#ffffff" fo:padding="0.071cm"/>
      <style:text-properties style:font-name="Ubuntu1"/>
    </style:style>
    <style:style style:name="ce31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317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20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2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24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1"/>
    </style:style>
    <style:style style:name="ce326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327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328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329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330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33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333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33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33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336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337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33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33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34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341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3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4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349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350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353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358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361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36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1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3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36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370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377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1" fo:font-weight="normal" style:font-weight-asian="normal" style:font-weight-complex="normal"/>
    </style:style>
    <style:style style:name="ce378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1"/>
    </style:style>
    <style:style style:name="ce379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1"/>
    </style:style>
    <style:style style:name="ce380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1"/>
    </style:style>
    <style:style style:name="ce384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385" style:family="table-cell" style:parent-style-name="Default" style:data-style-name="N39">
      <style:table-cell-properties fo:background-color="#dedce6" fo:padding="0.071cm"/>
      <style:text-properties fo:color="#2a6099" style:font-name="Ubuntu1"/>
    </style:style>
    <style:style style:name="ce386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1"/>
    </style:style>
    <style:style style:name="ce387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212" style:family="table-cell" style:parent-style-name="Default" style:data-style-name="N11">
      <style:table-cell-properties fo:padding="0.071cm"/>
      <style:text-properties style:font-name="Ubuntu1"/>
    </style:style>
    <style:style style:name="ce391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1"/>
    </style:style>
    <style:style style:name="ce392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1"/>
    </style:style>
    <style:style style:name="ce393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1"/>
    </style:style>
    <style:style style:name="ce394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ext-properties style:font-name="Ubuntu1"/>
    </style:style>
    <style:style style:name="ce396" style:family="table-cell" style:parent-style-name="Default" style:data-style-name="N37">
      <style:table-cell-properties fo:padding="0.071cm"/>
      <style:text-properties style:font-name="Ubuntu1"/>
    </style:style>
    <style:style style:name="ce39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0">
      <style:table-cell-properties fo:padding="0.071cm"/>
      <style:text-properties style:font-name="Ubuntu1"/>
    </style:style>
    <style:style style:name="ce269" style:family="table-cell" style:parent-style-name="Default" style:data-style-name="N4">
      <style:table-cell-properties fo:padding="0.071cm"/>
      <style:text-properties style:font-name="Ubuntu1"/>
    </style:style>
    <style:style style:name="ce40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402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 style:data-style-name="N10112">
      <style:table-cell-properties fo:padding="0.071cm"/>
      <style:text-properties style:font-name="Ubuntu1"/>
    </style:style>
    <style:style style:name="ce404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405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40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40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40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40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41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41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41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41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24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42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42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426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427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428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429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43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43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432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433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434" style:family="table-cell" style:parent-style-name="Default">
      <style:table-cell-properties fo:background-color="#ffdbb6"/>
      <style:text-properties style:font-name="Ubuntu1"/>
    </style:style>
    <style:style style:name="ce43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43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43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44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44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44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44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 style:data-style-name="N10112">
      <style:table-cell-properties fo:padding="0.071cm"/>
      <style:text-properties fo:color="#2a6099" style:font-name="Ubuntu1"/>
    </style:style>
    <style:style style:name="ce449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1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2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453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454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459" style:family="table-cell" style:parent-style-name="Default">
      <style:text-properties fo:color="#2a6099" style:font-name="Ubuntu1"/>
    </style:style>
    <style:style style:name="ce46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7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50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50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4" style:family="table-cell" style:parent-style-name="Default" style:data-style-name="N2">
      <style:table-cell-properties fo:padding="0.071cm"/>
      <style:text-properties fo:color="#2a6099" style:font-name="Ubuntu1"/>
    </style:style>
    <style:style style:name="ce50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4" style:family="table-cell" style:parent-style-name="Default" style:data-style-name="N2">
      <style:table-cell-properties fo:padding="0.071cm"/>
      <style:text-properties style:font-name="Ubuntu1"/>
    </style:style>
    <style:style style:name="ce50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51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51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512" style:family="table-cell" style:parent-style-name="Default">
      <style:table-cell-properties fo:padding="0.071cm"/>
      <style:text-properties fo:color="#2a6099" style:font-name="Ubuntu1"/>
    </style:style>
    <style:style style:name="ce51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52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30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2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2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2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9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2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5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8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9" style:family="table-cell" style:parent-style-name="Default">
      <style:table-cell-properties fo:padding="0.071cm"/>
      <style:text-properties fo:color="#355269" style:font-name="Ubuntu1"/>
    </style:style>
    <style:style style:name="ce60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1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603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605" style:family="table-cell" style:parent-style-name="Default" style:data-style-name="N38">
      <style:table-cell-properties fo:padding="0.071cm"/>
      <style:text-properties fo:color="#355269" style:font-name="Ubuntu1"/>
    </style:style>
    <style:style style:name="ce606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7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608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6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61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61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616" style:family="table-cell" style:parent-style-name="Default" style:data-style-name="N2">
      <style:table-cell-properties fo:padding="0.071cm"/>
      <style:text-properties fo:color="#355269" style:font-name="Ubuntu1"/>
    </style:style>
    <style:style style:name="ce617" style:family="table-cell" style:parent-style-name="Default" style:data-style-name="N36">
      <style:table-cell-properties fo:padding="0.071cm"/>
      <style:text-properties fo:color="#355269" style:font-name="Ubuntu1"/>
    </style:style>
    <style:style style:name="ce61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1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2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28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631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632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633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634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63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636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3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8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639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3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4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5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64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49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5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5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52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53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5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656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57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5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659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66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1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62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6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6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665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666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66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68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00" style:family="table-cell" style:parent-style-name="Default" style:data-style-name="N4">
      <style:table-cell-properties fo:padding="0.071cm"/>
      <style:text-properties fo:color="#355269" style:font-name="Ubuntu1"/>
    </style:style>
    <style:style style:name="ce729" style:family="table-cell" style:parent-style-name="Default">
      <style:text-properties fo:color="#355269" style:font-name="Ubuntu1"/>
    </style:style>
    <style:style style:name="ce74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8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6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61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6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6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91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92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89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6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68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969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7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972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73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74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975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76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7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0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2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98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58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58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8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8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90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2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61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14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20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2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2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24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2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66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0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7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679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8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8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8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8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8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9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9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9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70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705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706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1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712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71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71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7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72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72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72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725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72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728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730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3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73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73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3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73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744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4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4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50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51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75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757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58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5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6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763" style:family="table-cell" style:parent-style-name="Default" style:data-style-name="N114">
      <style:table-cell-properties fo:padding="0.071cm"/>
      <style:text-properties style:font-name="Ubuntu1"/>
    </style:style>
    <style:style style:name="ce764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6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6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771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72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73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3">
        <office:forms form:automatic-focus="false" form:apply-design-mode="false"/>
        <table:table-column table:style-name="co44" table:default-cell-style-name="ce146"/>
        <table:table-column table:style-name="co2" table:default-cell-style-name="ce146"/>
        <table:table-column table:style-name="co3" table:default-cell-style-name="ce146"/>
        <table:table-column table:style-name="co45" table:default-cell-style-name="ce146"/>
        <table:table-column table:style-name="co46" table:default-cell-style-name="ce146"/>
        <table:table-column table:style-name="co47" table:default-cell-style-name="ce146"/>
        <table:table-column table:style-name="co7" table:default-cell-style-name="ce146"/>
        <table:table-column table:style-name="co48" table:default-cell-style-name="ce146"/>
        <table:table-column table:style-name="co9" table:default-cell-style-name="ce146"/>
        <table:table-column table:style-name="co49" table:default-cell-style-name="ce146"/>
        <table:table-column table:style-name="co50" table:default-cell-style-name="ce146"/>
        <table:table-column table:style-name="co12" table:default-cell-style-name="ce146"/>
        <table:table-column table:style-name="co51" table:default-cell-style-name="ce146"/>
        <table:table-column table:style-name="co14" table:default-cell-style-name="ce146"/>
        <table:table-column table:style-name="co15" table:number-columns-repeated="50" table:default-cell-style-name="ce217"/>
        <table:table-row table:style-name="ro1">
          <table:table-cell table:style-name="ce309" office:value-type="string" calcext:value-type="string">
            <text:p>Accounts</text:p>
          </table:table-cell>
          <table:table-cell table:style-name="ce326"/>
          <table:table-cell table:style-name="ce342" office:value-type="string" calcext:value-type="string">
            <text:p>Interest Rates</text:p>
          </table:table-cell>
          <table:table-cell table:style-name="ce353"/>
          <table:table-cell table:style-name="ce370" table:formula="of:=TODAY()" office:value-type="date" office:date-value="2020-06-30" calcext:value-type="date">
            <text:p>June</text:p>
          </table:table-cell>
          <table:table-cell table:style-name="ce376"/>
          <table:table-cell table:style-name="ce369" table:number-columns-repeated="2"/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310"/>
          <table:table-cell table:style-name="ce327"/>
          <table:table-cell table:style-name="ce343"/>
          <table:table-cell table:style-name="ce354"/>
          <table:table-cell table:style-name="ce371"/>
          <table:table-cell table:style-name="ce368" table:number-columns-repeated="3"/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Molly</text:p>
          </table:table-cell>
          <table:table-cell table:style-name="ce327" table:formula="of:=[$Savings.B57]" office:value-type="float" office:value="280" calcext:value-type="float">
            <text:p>280</text:p>
          </table:table-cell>
          <table:table-cell table:style-name="ce343"/>
          <table:table-cell table:style-name="ce354"/>
          <table:table-cell table:style-name="ce368"/>
          <table:table-cell table:style-name="ce377" office:value-type="string" calcext:value-type="string">
            <text:p>Payment Schedule </text:p>
          </table:table-cell>
          <table:table-cell table:style-name="ce384"/>
          <table:table-cell table:style-name="ce391"/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Smile</text:p>
          </table:table-cell>
          <table:table-cell table:style-name="ce328" table:formula="of:=[$Smile.D45]" office:value-type="float" office:value="21899.26" calcext:value-type="float">
            <text:p>21899.26</text:p>
          </table:table-cell>
          <table:table-cell table:style-name="ce343" office:value-type="percentage" office:value="0" calcext:value-type="percentage">
            <text:p>0.00%</text:p>
          </table:table-cell>
          <table:table-cell table:style-name="ce354" table:formula="of:=([.B4]*[.C4])/12" office:value-type="float" office:value="0" calcext:value-type="float">
            <text:p>0.00</text:p>
          </table:table-cell>
          <table:table-cell table:style-name="ce368"/>
          <table:table-cell table:style-name="ce378" office:value-type="float" office:value="1" calcext:value-type="float">
            <text:p>1</text:p>
          </table:table-cell>
          <table:table-cell table:style-name="ce385" office:value-type="date" office:date-value="2019-10-25" calcext:value-type="date">
            <text:p>25 Oct 19</text:p>
          </table:table-cell>
          <table:table-cell table:style-name="ce392" office:value-type="float" office:value="2000" calcext:value-type="float">
            <text:p>20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Barclays</text:p>
          </table:table-cell>
          <table:table-cell table:style-name="ce327" table:formula="of:=[$Savings.D13]" office:value-type="float" office:value="60000" calcext:value-type="float">
            <text:p>60000</text:p>
          </table:table-cell>
          <table:table-cell table:style-name="ce343" office:value-type="percentage" office:value="0.02" calcext:value-type="percentage">
            <text:p>2.00%</text:p>
          </table:table-cell>
          <table:table-cell table:style-name="ce354" table:formula="of:=([.B5]*[.C5])/12" office:value-type="float" office:value="100" calcext:value-type="float">
            <text:p>100.00</text:p>
          </table:table-cell>
          <table:table-cell table:style-name="ce368"/>
          <table:table-cell table:style-name="ce378" office:value-type="float" office:value="2" calcext:value-type="float">
            <text:p>2</text:p>
          </table:table-cell>
          <table:table-cell table:style-name="ce385" office:value-type="date" office:date-value="2019-11-07" calcext:value-type="date">
            <text:p>7 Nov 19</text:p>
          </table:table-cell>
          <table:table-cell table:style-name="ce392" office:value-type="float" office:value="2400" calcext:value-type="float">
            <text:p>24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Coventry</text:p>
          </table:table-cell>
          <table:table-cell table:style-name="ce328" table:formula="of:=[$Savings.I30]+[$Savings.E39]" office:value-type="float" office:value="2772.28" calcext:value-type="float">
            <text:p>2772.28</text:p>
          </table:table-cell>
          <table:table-cell table:style-name="ce343" office:value-type="percentage" office:value="0.008" calcext:value-type="percentage">
            <text:p>0.80%</text:p>
          </table:table-cell>
          <table:table-cell table:style-name="ce354" table:formula="of:=([.B6]*[.C6])/12" office:value-type="float" office:value="1.84818666666667" calcext:value-type="float">
            <text:p>1.85</text:p>
          </table:table-cell>
          <table:table-cell table:style-name="ce368"/>
          <table:table-cell table:style-name="ce378" office:value-type="float" office:value="3" calcext:value-type="float">
            <text:p>3</text:p>
          </table:table-cell>
          <table:table-cell table:style-name="ce385" office:value-type="date" office:date-value="2019-12-06" calcext:value-type="date">
            <text:p>6 Dec 19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West </text:p>
          </table:table-cell>
          <table:table-cell table:style-name="ce327" office:value-type="float" office:value="3.68" calcext:value-type="float">
            <text:p>3.68</text:p>
          </table:table-cell>
          <table:table-cell table:style-name="ce343"/>
          <table:table-cell table:style-name="ce354" table:formula="of:=([.B7]*[.C7])/12" office:value-type="float" office:value="0" calcext:value-type="float">
            <text:p>0.00</text:p>
          </table:table-cell>
          <table:table-cell table:style-name="ce368"/>
          <table:table-cell table:style-name="ce378" office:value-type="float" office:value="4" calcext:value-type="float">
            <text:p>4</text:p>
          </table:table-cell>
          <table:table-cell table:style-name="ce385" office:value-type="date" office:date-value="2020-01-08" calcext:value-type="date">
            <text:p>8 Jan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ionwide Flex</text:p>
          </table:table-cell>
          <table:table-cell table:style-name="ce327" table:formula="of:=[$Savings.O12]" office:value-type="float" office:value="9.94" calcext:value-type="float">
            <text:p>9.94</text:p>
          </table:table-cell>
          <table:table-cell table:style-name="ce343" office:value-type="percentage" office:value="0.001" calcext:value-type="percentage">
            <text:p>0.10%</text:p>
          </table:table-cell>
          <table:table-cell table:style-name="ce354" table:formula="of:=([.B8]*[.C8])/12" office:value-type="float" office:value="0.000828333333333333" calcext:value-type="float">
            <text:p>0.00</text:p>
          </table:table-cell>
          <table:table-cell table:style-name="ce368"/>
          <table:table-cell table:style-name="ce378" office:value-type="float" office:value="5" calcext:value-type="float">
            <text:p>5</text:p>
          </table:table-cell>
          <table:table-cell table:style-name="ce385" office:value-type="date" office:date-value="2020-02-02" calcext:value-type="date">
            <text:p>2 Feb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7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ionwide Save</text:p>
          </table:table-cell>
          <table:table-cell table:style-name="ce327" table:formula="of:=[$Savings.I44]" office:value-type="float" office:value="201.22" calcext:value-type="float">
            <text:p>201.22</text:p>
          </table:table-cell>
          <table:table-cell table:style-name="ce343" office:value-type="percentage" office:value="0.002" calcext:value-type="percentage">
            <text:p>0.20%</text:p>
          </table:table-cell>
          <table:table-cell table:style-name="ce354" table:formula="of:=([.B9]*[.C9])/12" office:value-type="float" office:value="0.0335366666666667" calcext:value-type="float">
            <text:p>0.03</text:p>
          </table:table-cell>
          <table:table-cell table:style-name="ce368"/>
          <table:table-cell table:style-name="ce378" office:value-type="float" office:value="6" calcext:value-type="float">
            <text:p>6</text:p>
          </table:table-cell>
          <table:table-cell table:style-name="ce385" office:value-type="date" office:date-value="2020-02-02" calcext:value-type="date">
            <text:p>2 Feb 20</text:p>
          </table:table-cell>
          <table:table-cell table:style-name="ce392" office:value-type="float" office:value="3000" calcext:value-type="float">
            <text:p>3000</text:p>
          </table:table-cell>
          <table:table-cell table:style-name="ce217" table:formula="of:=SUM([.H4:.H9])" office:value-type="float" office:value="14000" calcext:value-type="float">
            <text:p>14000</text:p>
          </table:table-cell>
          <table:table-cell table:style-name="ce217" table:number-columns-repeated="2"/>
          <table:table-cell table:number-columns-repeated="53"/>
        </table:table-row>
        <table:table-row table:style-name="ro1">
          <table:table-cell table:style-name="ce310" office:value-type="string" calcext:value-type="string">
            <text:p>Coventry MG ISA</text:p>
          </table:table-cell>
          <table:table-cell table:style-name="ce327" table:formula="of:=[$Savings.N21]" office:value-type="float" office:value="12870.2" calcext:value-type="float">
            <text:p>12870.2</text:p>
          </table:table-cell>
          <table:table-cell table:style-name="ce343" office:value-type="percentage" office:value="0.014" calcext:value-type="percentage">
            <text:p>1.40%</text:p>
          </table:table-cell>
          <table:table-cell table:style-name="ce354" table:formula="of:=([.B10]*[.C10])/12" office:value-type="float" office:value="15.0152333333333" calcext:value-type="float">
            <text:p>15.02</text:p>
          </table:table-cell>
          <table:table-cell table:style-name="ce368"/>
          <table:table-cell table:style-name="ce378" office:value-type="float" office:value="7" calcext:value-type="float">
            <text:p>7</text:p>
          </table:table-cell>
          <table:table-cell table:style-name="ce385" office:value-type="date" office:date-value="2020-03-01" calcext:value-type="date">
            <text:p>1 Mar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7" table:formula="of:=[.I9]+[.H10]" office:value-type="float" office:value="16200" calcext:value-type="float">
            <text:p>16200</text:p>
          </table:table-cell>
          <table:table-cell table:style-name="ce217" table:number-columns-repeated="2"/>
          <table:table-cell table:number-columns-repeated="53"/>
        </table:table-row>
        <table:table-row table:style-name="ro1">
          <table:table-cell table:style-name="ce310" office:value-type="string" calcext:value-type="string">
            <text:p>Capital One</text:p>
          </table:table-cell>
          <table:table-cell table:style-name="ce327" table:formula="of:=[$'Capital 1'.D45]" office:value-type="float" office:value="-1036.88" calcext:value-type="float">
            <text:p>-1036.88</text:p>
          </table:table-cell>
          <table:table-cell table:style-name="ce343"/>
          <table:table-cell table:style-name="ce354"/>
          <table:table-cell table:style-name="ce368"/>
          <table:table-cell table:style-name="ce378" office:value-type="float" office:value="8" calcext:value-type="float">
            <text:p>8</text:p>
          </table:table-cell>
          <table:table-cell table:style-name="ce385" office:value-type="date" office:date-value="2020-04-01" calcext:value-type="date">
            <text:p>1 Apr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7" table:formula="of:=[.I10]+[.H11]" office:value-type="float" office:value="18400" calcext:value-type="float">
            <text:p>18400</text:p>
          </table:table-cell>
          <table:table-cell table:style-name="ce217" table:number-columns-repeated="2"/>
          <table:table-cell table:number-columns-repeated="53"/>
        </table:table-row>
        <table:table-row table:style-name="ro1">
          <table:table-cell table:style-name="ce310"/>
          <table:table-cell table:style-name="ce329"/>
          <table:table-cell table:style-name="ce344"/>
          <table:table-cell table:style-name="ce355"/>
          <table:table-cell table:style-name="ce368"/>
          <table:table-cell table:style-name="ce378" office:value-type="float" office:value="9" calcext:value-type="float">
            <text:p>9</text:p>
          </table:table-cell>
          <table:table-cell table:style-name="ce385" office:value-type="date" office:date-value="2020-05-01" calcext:value-type="date">
            <text:p>1 May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17" table:formula="of:=[.I11]+[.H12]" office:value-type="float" office:value="20600" calcext:value-type="float">
            <text:p>20600</text:p>
          </table:table-cell>
          <table:table-cell table:style-name="ce217" table:number-columns-repeated="2"/>
          <table:table-cell table:number-columns-repeated="53"/>
        </table:table-row>
        <table:table-row table:style-name="ro1">
          <table:table-cell table:style-name="ce312" office:value-type="string" calcext:value-type="string">
            <text:p>Total</text:p>
          </table:table-cell>
          <table:table-cell table:style-name="ce330" table:formula="of:=SUM([.B2:.B12])" office:value-type="float" office:value="96999.7" calcext:value-type="float">
            <text:p>96999.70</text:p>
          </table:table-cell>
          <table:table-cell table:style-name="ce345"/>
          <table:table-cell table:style-name="ce356" table:formula="of:=SUM([.D2:.D11])" office:value-type="float" office:value="116.897785" calcext:value-type="float">
            <text:p>116.90</text:p>
          </table:table-cell>
          <table:table-cell table:style-name="ce368"/>
          <table:table-cell table:style-name="ce379" office:value-type="float" office:value="10" calcext:value-type="float">
            <text:p>10</text:p>
          </table:table-cell>
          <table:table-cell table:style-name="ce386" office:value-type="date" office:date-value="2020-06-01" calcext:value-type="date">
            <text:p>1 Jun 20</text:p>
          </table:table-cell>
          <table:table-cell table:style-name="ce393" office:value-type="float" office:value="2200" calcext:value-type="float">
            <text:p>2200</text:p>
          </table:table-cell>
          <table:table-cell table:style-name="ce217" table:formula="of:=[.I12]+[.H13]" office:value-type="float" office:value="22800" calcext:value-type="float">
            <text:p>228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13" table:number-columns-repeated="4"/>
          <table:table-cell table:style-name="ce372" table:formula="of:=[.D13]/[.B13]*12" office:value-type="percentage" office:value="0.0144616263761641" calcext:value-type="percentage">
            <text:p>1.45%</text:p>
          </table:table-cell>
          <table:table-cell table:style-name="ce380" table:formula="of:=([.D13]*12)" office:value-type="float" office:value="1402.77342" calcext:value-type="float">
            <text:p>£1,402.77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2"/>
          <table:table-cell table:style-name="Default"/>
          <table:table-cell table:style-name="ce368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314" office:value-type="string" calcext:value-type="string">
            <text:p>Credits</text:p>
          </table:table-cell>
          <table:table-cell table:style-name="ce331"/>
          <table:table-cell table:style-name="ce331" office:value-type="string" calcext:value-type="string">
            <text:p>Monthly Estimates</text:p>
          </table:table-cell>
          <table:table-cell table:style-name="ce357"/>
          <table:table-cell table:style-name="ce368"/>
          <table:table-cell table:style-name="ce381" table:formula="of:=[.D13]/[.E19]" office:value-type="percentage" office:value="0.0223916474346817" calcext:value-type="percentage">
            <text:p>2%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15" office:value-type="string" calcext:value-type="string">
            <text:p>British Computer Society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358" table:formula="of:=[.B17]-[.C17]" office:value-type="float" office:value="-2200" calcext:value-type="float">
            <text:p>-2200</text:p>
          </table:table-cell>
          <table:table-cell table:style-name="ce368"/>
          <table:table-cell table:style-name="ce381" table:formula="of:=[.C17]/[.E19]" office:value-type="percentage" office:value="0.421407679848678" calcext:value-type="percentage">
            <text:p>42%</text:p>
          </table:table-cell>
          <table:table-cell table:style-name="ce369"/>
          <table:table-cell table:style-name="ce380"/>
          <table:table-cell table:number-columns-repeated="56"/>
        </table:table-row>
        <table:table-row table:style-name="ro1">
          <table:table-cell table:style-name="ce315" office:value-type="string" calcext:value-type="string">
            <text:p>West Sussex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2779+35" office:value-type="float" office:value="2814" calcext:value-type="float">
            <text:p>2814</text:p>
          </table:table-cell>
          <table:table-cell table:style-name="ce358" table:formula="of:=[.B18]-[.C18]" office:value-type="float" office:value="-2814" calcext:value-type="float">
            <text:p>-2814</text:p>
          </table:table-cell>
          <table:table-cell table:style-name="ce368"/>
          <table:table-cell table:style-name="ce381" table:formula="of:=[.C18]/[.E$19]" office:value-type="percentage" office:value="0.539018732315537" calcext:value-type="percentage">
            <text:p>54%</text:p>
          </table:table-cell>
          <table:table-cell table:style-name="ce387" office:value-type="string" calcext:value-type="string">
            <text:p>Year</text:p>
          </table:table-cell>
          <table:table-cell table:style-name="ce394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317" office:value-type="string" calcext:value-type="string">
            <text:p>Family Benefit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89.7" calcext:value-type="float">
            <text:p>89.7</text:p>
          </table:table-cell>
          <table:table-cell table:style-name="ce359" table:formula="of:=[.B19]-[.C19]" office:value-type="float" office:value="-89.7" calcext:value-type="float">
            <text:p>-89.7</text:p>
          </table:table-cell>
          <table:table-cell table:style-name="ce373" table:formula="of:=SUM([.C17:.C19])+[.D13]" office:value-type="float" office:value="5220.597785" calcext:value-type="float">
            <text:p>5,220.60</text:p>
          </table:table-cell>
          <table:table-cell table:style-name="ce381" table:formula="of:=[.C19]/[.E$19]" office:value-type="percentage" office:value="0.0171819404011029" calcext:value-type="percentage">
            <text:p>2%</text:p>
          </table:table-cell>
          <table:table-cell table:style-name="ce388" table:formula="of:=[.E19]*12" office:value-type="float" office:value="62647.17342" calcext:value-type="float">
            <text:p>£62,647</text:p>
          </table:table-cell>
          <table:table-cell table:style-name="ce394" table:formula="of:=[.G19]/52" office:value-type="float" office:value="1204.753335" calcext:value-type="float">
            <text:p>£1,204.75</text:p>
          </table:table-cell>
          <table:table-cell table:number-columns-repeated="2"/>
          <table:table-cell table:style-name="ce398"/>
          <table:table-cell table:number-columns-repeated="2"/>
          <table:table-cell table:style-name="ce398"/>
          <table:table-cell table:number-columns-repeated="50"/>
        </table:table-row>
        <table:table-row table:style-name="ro1">
          <table:table-cell table:style-name="ce313" table:number-columns-repeated="4"/>
          <table:table-cell table:style-name="ce374"/>
          <table:table-cell table:style-name="ce368" table:number-columns-repeated="2"/>
          <table:table-cell table:style-name="ce380"/>
          <table:table-cell table:number-columns-repeated="2"/>
          <table:table-cell table:style-name="ce398"/>
          <table:table-cell table:number-columns-repeated="2"/>
          <table:table-cell table:style-name="ce398"/>
          <table:table-cell table:number-columns-repeated="50"/>
        </table:table-row>
        <table:table-row table:style-name="ro1">
          <table:table-cell table:style-name="ce318" office:value-type="string" calcext:value-type="string">
            <text:p>Budgets</text:p>
          </table:table-cell>
          <table:table-cell table:style-name="ce334"/>
          <table:table-cell table:style-name="ce346" office:value-type="string" calcext:value-type="string">
            <text:p>Target Allowances</text:p>
          </table:table-cell>
          <table:table-cell table:style-name="ce360"/>
          <table:table-cell table:style-name="ce368" table:number-columns-repeated="3"/>
          <table:table-cell table:style-name="ce394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319" office:value-type="string" calcext:value-type="string">
            <text:p>Savings</text:p>
          </table:table-cell>
          <table:table-cell table:style-name="ce335" office:value-type="float" office:value="88400" calcext:value-type="float">
            <text:p>88400</text:p>
          </table:table-cell>
          <table:table-cell table:style-name="ce335" office:value-type="float" office:value="2000" calcext:value-type="float">
            <text:p>2000</text:p>
          </table:table-cell>
          <table:table-cell table:style-name="ce361"/>
          <table:table-cell table:style-name="ce375" table:formula="of:=[.C22]/[.$E$19]" office:value-type="percentage" office:value="0.383097890771526" calcext:value-type="percentage">
            <text:p>38.31%</text:p>
          </table:table-cell>
          <table:table-cell table:style-name="ce375"/>
          <table:table-cell table:style-name="ce368"/>
          <table:table-cell table:style-name="ce394" table:formula="of:=[.G19]/365" office:value-type="float" office:value="171.636091561644" calcext:value-type="float">
            <text:p>£171.64</text:p>
          </table:table-cell>
          <table:table-cell table:number-columns-repeated="56"/>
        </table:table-row>
        <table:table-row table:style-name="ro1">
          <table:table-cell table:style-name="ce319" office:value-type="string" calcext:value-type="string">
            <text:p>Misc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/>
          <table:table-cell table:style-name="ce382"/>
          <table:table-cell table:style-name="ce368"/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House</text:p>
          </table:table-cell>
          <table:table-cell table:style-name="ce335" office:value-type="float" office:value="3340" calcext:value-type="float">
            <text:p>3340</text:p>
          </table:table-cell>
          <table:table-cell table:style-name="ce347" office:value-type="float" office:value="250" calcext:value-type="float">
            <text:p>250</text:p>
          </table:table-cell>
          <table:table-cell table:style-name="ce362"/>
          <table:table-cell table:style-name="ce375" table:formula="of:=[.C24]/[.$E$19]" office:value-type="percentage" office:value="0.0478872363464407" calcext:value-type="percentage">
            <text:p>4.79%</text:p>
          </table:table-cell>
          <table:table-cell table:style-name="ce383" office:value-type="string" calcext:value-type="string">
            <text:p>August 2019 and August 2020 no saving</text:p>
          </table:table-cell>
          <table:table-cell table:style-name="ce389"/>
          <table:table-cell table:style-name="ce391"/>
          <table:table-cell table:number-columns-repeated="56"/>
        </table:table-row>
        <table:table-row table:style-name="ro1">
          <table:table-cell table:style-name="ce319" office:value-type="string" calcext:value-type="string">
            <text:p>Bills</text:p>
          </table:table-cell>
          <table:table-cell table:style-name="ce335" office:value-type="float" office:value="131" calcext:value-type="float">
            <text:p>131</text:p>
          </table:table-cell>
          <table:table-cell table:style-name="ce348" table:formula="of:=[$Bills.E85]" office:value-type="float" office:value="469.776666666667" calcext:value-type="float">
            <text:p>470</text:p>
          </table:table-cell>
          <table:table-cell table:style-name="ce361"/>
          <table:table-cell table:style-name="ce375" table:formula="of:=[.C25]/[.$E$19]" office:value-type="percentage" office:value="0.0899852250668392" calcext:value-type="percentage">
            <text:p>9.00%</text:p>
          </table:table-cell>
          <table:table-cell table:style-name="ce378" office:value-type="string" calcext:value-type="string">
            <text:p>and 300 from House and Holiday</text:p>
          </table:table-cell>
          <table:table-cell table:style-name="ce385"/>
          <table:table-cell table:style-name="ce392"/>
          <table:table-cell table:number-columns-repeated="56"/>
        </table:table-row>
        <table:table-row table:style-name="ro1">
          <table:table-cell table:style-name="ce319" office:value-type="string" calcext:value-type="string">
            <text:p>Bills War Chest</text:p>
          </table:table-cell>
          <table:table-cell table:style-name="ce335" office:value-type="float" office:value="292" calcext:value-type="float">
            <text:p>292</text:p>
          </table:table-cell>
          <table:table-cell table:style-name="ce348" office:value-type="float" office:value="0" calcext:value-type="float">
            <text:p>0</text:p>
          </table:table-cell>
          <table:table-cell table:style-name="ce361"/>
          <table:table-cell/>
          <table:table-cell table:style-name="ce379"/>
          <table:table-cell table:style-name="ce386"/>
          <table:table-cell table:style-name="ce393"/>
          <table:table-cell table:number-columns-repeated="56"/>
        </table:table-row>
        <table:table-row table:style-name="ro1">
          <table:table-cell table:style-name="ce319" office:value-type="string" calcext:value-type="string">
            <text:p>Cash  - <text:span text:style-name="T1">(220 week)</text:span></text:p>
          </table:table-cell>
          <table:table-cell table:style-name="ce335" office:value-type="float" office:value="1100" calcext:value-type="float">
            <text:p>1100</text:p>
          </table:table-cell>
          <table:table-cell table:style-name="ce335" table:formula="of:=954" office:value-type="float" office:value="954" calcext:value-type="float">
            <text:p>954</text:p>
          </table:table-cell>
          <table:table-cell table:style-name="ce363" table:formula="of:=[.B27]-(4*220)" office:value-type="float" office:value="220" calcext:value-type="float">
            <text:p>220</text:p>
          </table:table-cell>
          <table:table-cell table:style-name="ce375" table:formula="of:=[.C27]/[.$E$19]" office:value-type="percentage" office:value="0.182737693898018" calcext:value-type="percentage">
            <text:p>18.27%</text:p>
          </table:table-cell>
          <table:table-cell table:style-name="ce368" table:number-columns-repeated="2"/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Holiday</text:p>
          </table:table-cell>
          <table:table-cell table:style-name="ce335" office:value-type="float" office:value="1300" calcext:value-type="float">
            <text:p>1300</text:p>
          </table:table-cell>
          <table:table-cell table:style-name="ce347" office:value-type="float" office:value="200" calcext:value-type="float">
            <text:p>200</text:p>
          </table:table-cell>
          <table:table-cell table:style-name="ce362"/>
          <table:table-cell table:style-name="ce375" table:formula="of:=[.C28]/[.$E$19]" office:value-type="percentage" office:value="0.0383097890771526" calcext:value-type="percentage">
            <text:p>3.83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DofE</text:p>
          </table:table-cell>
          <table:table-cell table:style-name="ce335" office:value-type="float" office:value="300" calcext:value-type="float">
            <text:p>300</text:p>
          </table:table-cell>
          <table:table-cell table:style-name="ce347" office:value-type="float" office:value="0" calcext:value-type="float">
            <text:p>0</text:p>
          </table:table-cell>
          <table:table-cell table:style-name="ce362"/>
          <table:table-cell table:style-name="ce375" table:formula="of:=[.C29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Present / Christmas</text:p>
          </table:table-cell>
          <table:table-cell table:style-name="ce335" office:value-type="float" office:value="600" calcext:value-type="float">
            <text:p>600</text:p>
          </table:table-cell>
          <table:table-cell table:style-name="ce335" office:value-type="float" office:value="100" calcext:value-type="float">
            <text:p>100</text:p>
          </table:table-cell>
          <table:table-cell table:style-name="ce362"/>
          <table:table-cell table:style-name="ce375" table:formula="of:=[.C30]/[.$E$19]" office:value-type="percentage" office:value="0.0191548945385763" calcext:value-type="percentage">
            <text:p>1.92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Vehicle Maintenance</text:p>
          </table:table-cell>
          <table:table-cell table:style-name="ce335" office:value-type="float" office:value="100" calcext:value-type="float">
            <text:p>100</text:p>
          </table:table-cell>
          <table:table-cell table:style-name="ce335" office:value-type="float" office:value="20" calcext:value-type="float">
            <text:p>20</text:p>
          </table:table-cell>
          <table:table-cell table:style-name="ce361"/>
          <table:table-cell table:style-name="ce375" table:formula="of:=[.C31]/[.$E$19]" office:value-type="percentage" office:value="0.00383097890771526" calcext:value-type="percentage">
            <text:p>0.38%</text:p>
          </table:table-cell>
          <table:table-cell table:style-name="ce368"/>
          <table:table-cell table:style-name="ce368" office:value-type="string" calcext:value-type="string">
            <text:p>`</text:p>
          </table:table-cell>
          <table:table-cell table:style-name="ce368"/>
          <table:table-cell/>
          <table:table-cell table:style-name="ce397"/>
          <table:table-cell table:number-columns-repeated="54"/>
        </table:table-row>
        <table:table-row table:style-name="ro1">
          <table:table-cell table:style-name="ce319" office:value-type="string" calcext:value-type="string">
            <text:p>LW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260" calcext:value-type="float">
            <text:p>260</text:p>
          </table:table-cell>
          <table:table-cell table:style-name="ce361"/>
          <table:table-cell table:style-name="ce375" table:formula="of:=[.C32]/[.$E$19]" office:value-type="percentage" office:value="0.0498027258002984" calcext:value-type="percentage">
            <text:p>4.98%</text:p>
          </table:table-cell>
          <table:table-cell table:style-name="ce368"/>
          <table:table-cell table:style-name="ce368" office:value-type="string" calcext:value-type="string">
            <text:p><text:s/></text:p>
          </table:table-cell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MG</text:p>
          </table:table-cell>
          <table:table-cell table:style-name="ce336" office:value-type="float" office:value="76.65" calcext:value-type="float">
            <text:p>76.65</text:p>
          </table:table-cell>
          <table:table-cell table:style-name="ce347" office:value-type="float" office:value="164.92" calcext:value-type="float">
            <text:p>164.92</text:p>
          </table:table-cell>
          <table:table-cell table:style-name="ce361"/>
          <table:table-cell table:style-name="ce375" table:formula="of:=[.C33]/[.$E$19]" office:value-type="percentage" office:value="0.03159025207302" calcext:value-type="percentage">
            <text:p>3.16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Travel </text:p>
          </table:table-cell>
          <table:table-cell table:style-name="ce335" office:value-type="float" office:value="475" calcext:value-type="float">
            <text:p>475</text:p>
          </table:table-cell>
          <table:table-cell table:style-name="ce335" office:value-type="float" office:value="275" calcext:value-type="float">
            <text:p>275</text:p>
          </table:table-cell>
          <table:table-cell table:style-name="ce361"/>
          <table:table-cell table:style-name="ce375" table:formula="of:=[.C34]/[.$E$19]" office:value-type="percentage" office:value="0.0526759599810848" calcext:value-type="percentage">
            <text:p>5.27%</text:p>
          </table:table-cell>
          <table:table-cell table:style-name="ce368"/>
          <table:table-cell table:style-name="ce368" office:value-type="string" calcext:value-type="string">
            <text:p>(200 float)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19" office:value-type="string" calcext:value-type="string">
            <text:p>Florence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5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arlie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6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Rob</text:p>
          </table:table-cell>
          <table:table-cell table:style-name="ce335" office:value-type="float" office:value="100" calcext:value-type="float">
            <text:p>100</text:p>
          </table:table-cell>
          <table:table-cell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7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Mum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9" office:value-type="string" calcext:value-type="string">
            <text:p>Molly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9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ildren General </text:p>
          </table:table-cell>
          <table:table-cell table:style-name="ce335" office:value-type="float" office:value="300" calcext:value-type="float">
            <text:p>300</text:p>
          </table:table-cell>
          <table:table-cell table:style-name="ce347" office:value-type="float" office:value="300" calcext:value-type="float">
            <text:p>300</text:p>
          </table:table-cell>
          <table:table-cell table:style-name="ce361"/>
          <table:table-cell table:style-name="ce375" table:formula="of:=[.C40]/[.$E$19]" office:value-type="percentage" office:value="0.0574646836157289" calcext:value-type="percentage">
            <text:p>5.75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ildren Music</text:p>
          </table:table-cell>
          <table:table-cell table:number-columns-repeated="2" table:style-name="ce335" office:value-type="float" office:value="50" calcext:value-type="float">
            <text:p>50</text:p>
          </table:table-cell>
          <table:table-cell table:style-name="ce361"/>
          <table:table-cell table:style-name="ce375" table:formula="of:=[.C41]/[.$E$19]" office:value-type="percentage" office:value="0.00957744726928815" calcext:value-type="percentage">
            <text:p>0.96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arity</text:p>
          </table:table-cell>
          <table:table-cell table:style-name="ce335" office:value-type="float" office:value="80" calcext:value-type="float">
            <text:p>80</text:p>
          </table:table-cell>
          <table:table-cell table:style-name="ce335" office:value-type="float" office:value="30" calcext:value-type="float">
            <text:p>30</text:p>
          </table:table-cell>
          <table:table-cell table:style-name="ce361"/>
          <table:table-cell table:style-name="ce375" table:formula="of:=[.C42]/[.$E$19]" office:value-type="percentage" office:value="0.00574646836157289" calcext:value-type="percentage">
            <text:p>0.57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UNICEF</text:p>
          </table:table-cell>
          <table:table-cell table:number-columns-repeated="2" table:style-name="ce335" office:value-type="float" office:value="30" calcext:value-type="float">
            <text:p>30</text:p>
          </table:table-cell>
          <table:table-cell table:style-name="ce361"/>
          <table:table-cell table:style-name="ce375" table:formula="of:=[.C43]/[.$E$19]" office:value-type="percentage" office:value="0.00574646836157289" calcext:value-type="percentage">
            <text:p>0.57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ontingency</text:p>
          </table:table-cell>
          <table:table-cell table:number-columns-repeated="2" table:style-name="ce335" office:value-type="float" office:value="100" calcext:value-type="float">
            <text:p>100</text:p>
          </table:table-cell>
          <table:table-cell table:style-name="ce361"/>
          <table:table-cell table:style-name="ce375" table:formula="of:=[.C44]/[.$E$19]" office:value-type="percentage" office:value="0.0191548945385763" calcext:value-type="percentage">
            <text:p>1.92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20"/>
          <table:table-cell table:style-name="ce337" table:number-columns-repeated="2"/>
          <table:table-cell table:style-name="ce364" table:formula="of:=SUM([.C17:.C19])-SUM([.C22:.C43])" office:value-type="float" office:value="0.00333333333310293" calcext:value-type="float">
            <text:p>0.00</text:p>
          </table:table-cell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1" office:value-type="string" calcext:value-type="string">
            <text:p>Monthly Adjustments</text:p>
          </table:table-cell>
          <table:table-cell table:style-name="ce338"/>
          <table:table-cell table:style-name="ce349"/>
          <table:table-cell table:style-name="ce365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2" office:value-type="string" calcext:value-type="string">
            <text:p>Cash <text:s/>-150 +75</text:p>
          </table:table-cell>
          <table:table-cell table:style-name="ce339" office:value-type="float" office:value="225" calcext:value-type="float">
            <text:p>225</text:p>
          </table:table-cell>
          <table:table-cell table:style-name="ce350" office:value-type="string" calcext:value-type="string">
            <text:p><text:s text:c="3"/>(keep 2 in hand)</text:p>
          </table:table-cell>
          <table:table-cell table:style-name="ce187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3" office:value-type="string" calcext:value-type="string">
            <text:p>FB <text:s/></text:p>
          </table:table-cell>
          <table:table-cell table:style-name="ce340" office:value-type="float" office:value="0" calcext:value-type="float">
            <text:p>0</text:p>
          </table:table-cell>
          <table:table-cell table:style-name="ce351" office:value-type="float" office:value="-6.9" calcext:value-type="float">
            <text:p>-6.9</text:p>
          </table:table-cell>
          <table:table-cell table:style-name="ce367"/>
          <table:table-cell table:style-name="ce313"/>
          <table:table-cell table:style-name="ce369"/>
          <table:table-cell table:style-name="ce368"/>
          <table:table-cell table:style-name="ce369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3" table:number-columns-repeated="3"/>
          <table:table-cell table:style-name="ce368"/>
          <table:table-cell table:style-name="ce375" table:formula="of:=[.E42]+[.E43]" office:value-type="percentage" office:value="0.0114929367231458" calcext:value-type="percentage">
            <text:p>1.15%</text:p>
          </table:table-cell>
          <table:table-cell table:style-name="ce368" office:value-type="string" calcext:value-type="string">
            <text:p>charity as percentage of GDP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24" office:value-type="string" calcext:value-type="string">
            <text:p>Balance </text:p>
          </table:table-cell>
          <table:table-cell table:style-name="ce341" table:formula="of:=[.B13]-SUM([.B17:.B49])" office:value-type="float" office:value="0.0499999999883585" calcext:value-type="float">
            <text:p>0.05</text:p>
          </table:table-cell>
          <table:table-cell table:style-name="ce352"/>
          <table:table-cell table:style-name="ce369"/>
          <table:table-cell table:style-name="ce368"/>
          <table:table-cell table:style-name="ce369" table:number-columns-repeated="3"/>
          <table:table-cell table:number-columns-repeated="2"/>
          <table:table-cell table:style-name="ce269"/>
          <table:table-cell table:number-columns-repeated="2"/>
          <table:table-cell table:style-name="ce269"/>
          <table:table-cell table:number-columns-repeated="50"/>
        </table:table-row>
        <table:table-row table:style-name="ro1">
          <table:table-cell table:style-name="ce313" table:number-columns-repeated="5"/>
          <table:table-cell table:style-name="ce369" table:number-columns-repeated="3"/>
          <table:table-cell table:number-columns-repeated="56"/>
        </table:table-row>
        <table:table-row table:style-name="ro3">
          <table:table-cell table:style-name="ce313" table:number-columns-repeated="5"/>
          <table:table-cell table:style-name="ce369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2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4">
        <office:forms form:automatic-focus="false" form:apply-design-mode="false"/>
        <table:table-column table:style-name="co16" table:default-cell-style-name="ce225"/>
        <table:table-column table:style-name="co15" table:number-columns-repeated="4" table:default-cell-style-name="ce217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17"/>
        <table:table-row table:style-name="ro1">
          <table:table-cell table:style-name="ce400" office:value-type="string" calcext:value-type="string">
            <text:p>Capital One</text:p>
          </table:table-cell>
          <table:table-cell table:style-name="ce404" table:number-columns-repeated="2"/>
          <table:table-cell table:style-name="ce404" office:value-type="float" office:value="-1036.88" calcext:value-type="float">
            <text:p>-1036.88</text:p>
          </table:table-cell>
          <table:table-cell table:style-name="ce411"/>
          <table:table-cell table:number-columns-repeated="59"/>
        </table:table-row>
        <table:table-row table:style-name="ro1">
          <table:table-cell table:style-name="ce401"/>
          <table:table-cell table:style-name="ce405" table:number-columns-repeated="2"/>
          <table:table-cell table:style-name="ce406" table:formula="of:=[.D1]-[.B2]+[.C2]" office:value-type="float" office:value="-1036.88" calcext:value-type="float">
            <text:p>-1036.88</text:p>
          </table:table-cell>
          <table:table-cell table:style-name="ce406"/>
          <table:table-cell table:style-name="ce414" office:value-type="string" calcext:value-type="string">
            <text:p>No.:</text:p>
          </table:table-cell>
          <table:table-cell table:style-name="ce419" office:value-type="string" calcext:value-type="string">
            <text:p>5312 0088 4657 1573</text:p>
          </table:table-cell>
          <table:table-cell table:style-name="ce414"/>
          <table:table-cell table:style-name="ce436"/>
          <table:table-cell/>
          <table:table-cell table:style-name="ce225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]-[.B3]+[.C3]" office:value-type="float" office:value="-1036.88" calcext:value-type="float">
            <text:p>-1036.88</text:p>
          </table:table-cell>
          <table:table-cell table:style-name="ce406"/>
          <table:table-cell table:style-name="ce415" office:value-type="string" calcext:value-type="string">
            <text:p>No.:</text:p>
          </table:table-cell>
          <table:table-cell table:style-name="ce243" office:value-type="string" calcext:value-type="string">
            <text:p>5312008846571573</text:p>
          </table:table-cell>
          <table:table-cell table:style-name="ce415"/>
          <table:table-cell table:style-name="ce261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]-[.B4]+[.C4]" office:value-type="float" office:value="-1036.88" calcext:value-type="float">
            <text:p>-1036.88</text:p>
          </table:table-cell>
          <table:table-cell table:style-name="ce406"/>
          <table:table-cell table:style-name="ce415" office:value-type="string" calcext:value-type="string">
            <text:p>Type:</text:p>
          </table:table-cell>
          <table:table-cell table:style-name="ce415" office:value-type="string" calcext:value-type="string">
            <text:p>MasterCard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]-[.B5]+[.C5]" office:value-type="float" office:value="-1036.88" calcext:value-type="float">
            <text:p>-1036.88</text:p>
          </table:table-cell>
          <table:table-cell table:style-name="ce406"/>
          <table:table-cell table:style-name="ce415" office:value-type="string" calcext:value-type="string">
            <text:p><text:s/></text:p>
          </table:table-cell>
          <table:table-cell table:style-name="ce243" office:value-type="string" calcext:value-type="string">
            <text:p>MARK R GADSBY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5]-[.B6]+[.C6]" office:value-type="float" office:value="-1036.88" calcext:value-type="float">
            <text:p>-1036.88</text:p>
          </table:table-cell>
          <table:table-cell table:style-name="ce406"/>
          <table:table-cell table:style-name="ce415" office:value-type="string" calcext:value-type="string">
            <text:p>From:</text:p>
          </table:table-cell>
          <table:table-cell table:style-name="ce421" office:value-type="string" calcext:value-type="string">
            <text:p>06/20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9" table:formula="of:=[.D6]-[.B7]+[.C7]" office:value-type="float" office:value="-1036.88" calcext:value-type="float">
            <text:p>-1036.88</text:p>
          </table:table-cell>
          <table:table-cell table:style-name="ce406"/>
          <table:table-cell table:style-name="ce415" office:value-type="string" calcext:value-type="string">
            <text:p>To:</text:p>
          </table:table-cell>
          <table:table-cell table:style-name="ce421" office:value-type="string" calcext:value-type="string">
            <text:p>06/24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7]-[.B8]+[.C8]" office:value-type="float" office:value="-1036.88" calcext:value-type="float">
            <text:p>-1036.88</text:p>
          </table:table-cell>
          <table:table-cell table:style-name="ce406"/>
          <table:table-cell table:style-name="ce415" office:value-type="string" calcext:value-type="string">
            <text:p>secure code</text:p>
          </table:table-cell>
          <table:table-cell table:style-name="ce422" office:value-type="string" calcext:value-type="string">
            <text:p>Florence98111</text:p>
          </table:table-cell>
          <table:table-cell table:style-name="ce423"/>
          <table:table-cell table:style-name="ce439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8]-[.B9]+[.C9]" office:value-type="float" office:value="-1036.88" calcext:value-type="float">
            <text:p>-1036.88</text:p>
          </table:table-cell>
          <table:table-cell table:style-name="ce406"/>
          <table:table-cell table:style-name="ce415" office:value-type="string" calcext:value-type="string">
            <text:p>user id</text:p>
          </table:table-cell>
          <table:table-cell table:style-name="ce423" office:value-type="string" calcext:value-type="string">
            <text:p>MARKGADSBY</text:p>
          </table:table-cell>
          <table:table-cell table:style-name="ce423"/>
          <table:table-cell table:style-name="ce439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9]-[.B10]+[.C10]" office:value-type="float" office:value="-1036.88" calcext:value-type="float">
            <text:p>-1036.88</text:p>
          </table:table-cell>
          <table:table-cell table:style-name="ce406"/>
          <table:table-cell table:style-name="ce416" table:number-columns-repeated="3"/>
          <table:table-cell table:style-name="ce440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0]-[.B11]+[.C11]" office:value-type="float" office:value="-1036.88" calcext:value-type="float">
            <text:p>-1036.88</text:p>
          </table:table-cell>
          <table:table-cell table:style-name="ce406"/>
          <table:table-cell table:style-name="ce417"/>
          <table:table-cell table:number-columns-repeated="58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1]-[.B12]+[.C12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2]-[.B13]+[.C13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4" office:value-type="string" calcext:value-type="string">
            <text:p>New Card:</text:p>
          </table:table-cell>
          <table:table-cell table:style-name="ce430"/>
          <table:table-cell table:number-columns-repeated="56"/>
        </table:table-row>
        <table:table-row table:style-name="ro1">
          <table:table-cell table:style-name="ce401"/>
          <table:table-cell table:style-name="ce407"/>
          <table:table-cell table:style-name="ce406"/>
          <table:table-cell table:style-name="ce406" table:formula="of:=[.D13]-[.B14]+[.C14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5" office:value-type="string" calcext:value-type="string">
            <text:p>Update Oysters</text:p>
          </table:table-cell>
          <table:table-cell table:style-name="ce431"/>
          <table:table-cell table:number-columns-repeated="56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4]-[.B15]+[.C15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6" office:value-type="string" calcext:value-type="string">
            <text:p>Update Film Club</text:p>
          </table:table-cell>
          <table:table-cell table:style-name="ce432"/>
          <table:table-cell table:number-columns-repeated="56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5]-[.B16]+[.C16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6]-[.B17]+[.C17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7]-[.B18]+[.C18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8]-[.B19]+[.C19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7" office:value-type="string" calcext:value-type="string">
            <text:p>CPC </text:p>
          </table:table-cell>
          <table:table-cell table:style-name="ce433" office:value-type="string" calcext:value-type="string">
            <text:p>MarkGadsby</text:p>
          </table:table-cell>
          <table:table-cell table:style-name="ce433"/>
          <table:table-cell table:style-name="ce433" office:value-type="string" calcext:value-type="string">
            <text:p>Florence98?</text:p>
          </table:table-cell>
          <table:table-cell table:style-name="ce441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9]-[.B20]+[.C20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0]-[.B21]+[.C21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1]-[.B22]+[.C22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2]-[.B23]+[.C23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3]-[.B24]+[.C24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9"/>
          <table:table-cell table:style-name="ce435" table:number-columns-repeated="3"/>
          <table:table-cell table:style-name="ce443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4]-[.B25]+[.C25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5]-[.B26]+[.C26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6]-[.B27]+[.C27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7]-[.B28]+[.C28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8]-[.B29]+[.C29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9]-[.B30]+[.C30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0]-[.B31]+[.C31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1]-[.B32]+[.C32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2]-[.B33]+[.C33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3]-[.B34]+[.C34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4]-[.B35]+[.C35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5]-[.B36]+[.C36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5">
          <table:table-cell table:style-name="ce401"/>
          <table:table-cell table:style-name="ce406" table:number-columns-repeated="2"/>
          <table:table-cell table:style-name="ce406" table:formula="of:=[.D36]-[.B37]+[.C37]" office:value-type="float" office:value="-1036.88" calcext:value-type="float">
            <text:p>-1036.88</text:p>
          </table:table-cell>
          <table:table-cell table:style-name="ce412"/>
          <table:table-cell table:style-name="ce418"/>
          <table:table-cell table:number-columns-repeated="58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7]-[.B38]+[.C38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8]-[.B39]+[.C39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9]-[.B40]+[.C40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0]-[.B41]+[.C41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1]-[.B42]+[.C42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2]-[.B43]+[.C43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3]-[.B44]+[.C44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2" office:value-type="string" calcext:value-type="string">
            <text:p>Total</text:p>
          </table:table-cell>
          <table:table-cell table:style-name="ce408" table:number-columns-repeated="2"/>
          <table:table-cell table:style-name="ce410" table:formula="of:=[.D44]-[.B45]+[.C45]" office:value-type="float" office:value="-1036.88" calcext:value-type="float">
            <text:p>-1036.88</text:p>
          </table:table-cell>
          <table:table-cell table:style-name="ce41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7">
        <office:forms form:automatic-focus="false" form:apply-design-mode="false"/>
        <table:table-column table:style-name="co50" table:default-cell-style-name="ce225"/>
        <table:table-column table:style-name="co15" table:number-columns-repeated="2" table:default-cell-style-name="ce217"/>
        <table:table-column table:style-name="co18" table:default-cell-style-name="ce294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17"/>
        <table:table-row table:style-name="ro1">
          <table:table-cell table:style-name="ce444" office:value-type="string" calcext:value-type="string">
            <text:p>SMILE</text:p>
          </table:table-cell>
          <table:table-cell table:style-name="ce452" table:number-columns-repeated="2"/>
          <table:table-cell table:style-name="ce497" office:value-type="float" office:value="21860.8" calcext:value-type="float">
            <text:p>21860.80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/>
          <table:table-cell table:style-name="ce453" office:value-type="float" office:value="110" calcext:value-type="float">
            <text:p>110</text:p>
          </table:table-cell>
          <table:table-cell table:style-name="ce502" table:formula="of:=[.D1]-[.B2]+[.C2]" office:value-type="float" office:value="21970.8" calcext:value-type="float">
            <text:p>21970.80</text:p>
          </table:table-cell>
          <table:table-cell table:style-name="ce453"/>
          <table:table-cell table:style-name="ce513" office:value-type="string" calcext:value-type="string">
            <text:p>10001112</text:p>
          </table:table-cell>
          <table:table-cell table:style-name="ce513" table:number-columns-repeated="2"/>
          <table:table-cell table:style-name="ce527"/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6.59" calcext:value-type="float">
            <text:p>6.59</text:p>
          </table:table-cell>
          <table:table-cell table:style-name="ce453"/>
          <table:table-cell table:style-name="ce502" table:formula="of:=[.D2]-[.B3]+[.C3]" office:value-type="float" office:value="21964.21" calcext:value-type="float">
            <text:p>21964.21</text:p>
          </table:table-cell>
          <table:table-cell table:style-name="ce453"/>
          <table:table-cell table:style-name="ce514" office:value-type="string" calcext:value-type="string">
            <text:p>08 92 86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5" calcext:value-type="float">
            <text:p>5</text:p>
          </table:table-cell>
          <table:table-cell table:style-name="ce453"/>
          <table:table-cell table:style-name="ce502" table:formula="of:=[.D3]-[.B4]+[.C4]" office:value-type="float" office:value="21959.21" calcext:value-type="float">
            <text:p>21959.21</text:p>
          </table:table-cell>
          <table:table-cell table:style-name="ce453"/>
          <table:table-cell table:style-name="ce514" office:value-type="string" calcext:value-type="string">
            <text:p>4988245723003140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49.95" calcext:value-type="float">
            <text:p>49.95</text:p>
          </table:table-cell>
          <table:table-cell table:style-name="ce453"/>
          <table:table-cell table:style-name="ce502" table:formula="of:=[.D4]-[.B5]+[.C5]" office:value-type="float" office:value="21909.26" calcext:value-type="float">
            <text:p>21909.26</text:p>
          </table:table-cell>
          <table:table-cell table:style-name="ce453"/>
          <table:table-cell table:style-name="ce514" office:value-type="string" calcext:value-type="string">
            <text:p>4988 2457 2300 3140</text:p>
          </table:table-cell>
          <table:table-cell table:style-name="ce514"/>
          <table:table-cell table:style-name="ce514" office:value-type="float" office:value="154" calcext:value-type="float">
            <text:p>154</text:p>
          </table:table-cell>
          <table:table-cell table:style-name="ce52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10" calcext:value-type="float">
            <text:p>10</text:p>
          </table:table-cell>
          <table:table-cell table:style-name="ce453"/>
          <table:table-cell table:style-name="ce502" table:formula="of:=[.D5]-[.B6]+[.C6]" office:value-type="float" office:value="21899.26" calcext:value-type="float">
            <text:p>21899.26</text:p>
          </table:table-cell>
          <table:table-cell table:style-name="ce453"/>
          <table:table-cell table:style-name="ce515" office:value-type="string" calcext:value-type="string">
            <text:p>05/17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6]-[.B7]+[.C7]" office:value-type="float" office:value="21899.26" calcext:value-type="float">
            <text:p>21899.26</text:p>
          </table:table-cell>
          <table:table-cell table:style-name="ce453"/>
          <table:table-cell table:style-name="ce514" office:value-type="string" calcext:value-type="string">
            <text:p>06/20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7]-[.B8]+[.C8]" office:value-type="float" office:value="21899.26" calcext:value-type="float">
            <text:p>21899.26</text:p>
          </table:table-cell>
          <table:table-cell table:style-name="ce453"/>
          <table:table-cell table:style-name="ce516" office:value-type="string" calcext:value-type="string">
            <text:p>MR MARK R GADSBY</text:p>
          </table:table-cell>
          <table:table-cell table:style-name="ce516" table:number-columns-repeated="2"/>
          <table:table-cell table:style-name="ce529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8]-[.B9]+[.C9]" office:value-type="float" office:value="21899.26" calcext:value-type="float">
            <text:p>21899.26</text:p>
          </table:table-cell>
          <table:table-cell table:style-name="ce510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9]-[.B10]+[.C10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294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0]-[.B11]+[.C11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294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1]-[.B12]+[.C12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269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2]-[.B13]+[.C13]" office:value-type="float" office:value="21899.26" calcext:value-type="float">
            <text:p>21899.26</text:p>
          </table:table-cell>
          <table:table-cell table:style-name="ce510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3]-[.B14]+[.C14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294"/>
          <table:table-cell table:style-name="ce269"/>
          <table:table-cell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4]-[.B15]+[.C15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17"/>
          <table:table-cell table:number-columns-repeated="2"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5]-[.B16]+[.C16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18"/>
          <table:table-cell table:style-name="ce294"/>
          <table:table-cell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6]-[.B17]+[.C17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18"/>
          <table:table-cell table:style-name="ce390"/>
          <table:table-cell table:style-name="ce52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7]-[.B18]+[.C18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18"/>
          <table:table-cell table:style-name="ce522"/>
          <table:table-cell table:style-name="ce390"/>
          <table:table-cell table:style-name="ce530"/>
          <table:table-cell table:number-columns-repeated="54"/>
        </table:table-row>
        <table:table-row table:style-name="ro4">
          <table:table-cell table:style-name="ce445"/>
          <table:table-cell table:style-name="ce453" table:number-columns-repeated="2"/>
          <table:table-cell table:style-name="ce502" table:formula="of:=[.D18]-[.B19]+[.C19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18"/>
          <table:table-cell table:style-name="ce522"/>
          <table:table-cell table:style-name="ce530"/>
          <table:table-cell table:style-name="ce39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9]-[.B20]+[.C20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19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0]-[.B21]+[.C21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0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6"/>
          <table:table-cell table:style-name="ce453" table:number-columns-repeated="2"/>
          <table:table-cell table:style-name="ce502" table:formula="of:=[.D21]-[.B22]+[.C22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Default"/>
          <table:table-cell/>
          <table:table-cell table:style-name="ce390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2]-[.B23]+[.C23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307" table:number-columns-repeated="4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3]-[.B24]+[.C24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294"/>
          <table:table-cell table:style-name="ce390"/>
          <table:table-cell table:style-name="ce530" table:number-columns-repeated="2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4]-[.B25]+[.C25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2"/>
          <table:table-cell table:style-name="ce390"/>
          <table:table-cell table:style-name="ce52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5]-[.B26]+[.C26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3"/>
          <table:table-cell table:style-name="ce390"/>
          <table:table-cell table:style-name="ce530"/>
          <table:table-cell table:style-name="ce390"/>
          <table:table-cell table:style-name="ce294"/>
          <table:table-cell table:number-columns-repeated="53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6]-[.B27]+[.C27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4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7]-[.B28]+[.C28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4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8]-[.B29]+[.C29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3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9]-[.B30]+[.C30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3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0]-[.B31]+[.C31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3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1]-[.B32]+[.C32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3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2]-[.B33]+[.C33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5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3]-[.B34]+[.C34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4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4]-[.B35]+[.C35]" office:value-type="float" office:value="21899.26" calcext:value-type="float">
            <text:p>21899.26</text:p>
          </table:table-cell>
          <table:table-cell table:style-name="ce509"/>
          <table:table-cell/>
          <table:table-cell table:style-name="ce523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5]-[.B36]+[.C36]" office:value-type="float" office:value="21899.26" calcext:value-type="float">
            <text:p>21899.26</text:p>
          </table:table-cell>
          <table:table-cell table:style-name="ce510"/>
          <table:table-cell/>
          <table:table-cell table:style-name="ce523"/>
          <table:table-cell table:style-name="ce390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6]-[.B37]+[.C37]" office:value-type="float" office:value="21899.26" calcext:value-type="float">
            <text:p>21899.26</text:p>
          </table:table-cell>
          <table:table-cell table:style-name="ce509"/>
          <table:table-cell/>
          <table:table-cell table:style-name="ce523"/>
          <table:table-cell table:style-name="ce390"/>
          <table:table-cell table:number-columns-repeated="56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7]-[.B38]+[.C38]" office:value-type="float" office:value="21899.26" calcext:value-type="float">
            <text:p>21899.2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8]-[.B39]+[.C39]" office:value-type="float" office:value="21899.26" calcext:value-type="float">
            <text:p>21899.2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9]-[.B40]+[.C40]" office:value-type="float" office:value="21899.26" calcext:value-type="float">
            <text:p>21899.2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0]-[.B41]+[.C41]" office:value-type="float" office:value="21899.26" calcext:value-type="float">
            <text:p>21899.2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1]-[.B42]+[.C42]" office:value-type="float" office:value="21899.26" calcext:value-type="float">
            <text:p>21899.2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2]-[.B43]+[.C43]" office:value-type="float" office:value="21899.26" calcext:value-type="float">
            <text:p>21899.2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3]-[.B44]+[.C44]" office:value-type="float" office:value="21899.26" calcext:value-type="float">
            <text:p>21899.26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4" table:number-columns-repeated="2"/>
          <table:table-cell table:style-name="ce503" table:formula="of:=[.D44]-[.B45]+[.C45]" office:value-type="float" office:value="21899.26" calcext:value-type="float">
            <text:p>21899.26</text:p>
          </table:table-cell>
          <table:table-cell table:style-name="ce511"/>
          <table:table-cell table:number-columns-repeated="59"/>
        </table:table-row>
        <table:table-row table:style-name="ro1">
          <table:table-cell table:style-name="ce448"/>
          <table:table-cell table:style-name="ce459" table:number-columns-repeated="2"/>
          <table:table-cell table:style-name="ce504"/>
          <table:table-cell table:style-name="ce512"/>
          <table:table-cell table:number-columns-repeated="59"/>
        </table:table-row>
        <table:table-row table:style-name="ro1">
          <table:table-cell table:style-name="ce449" office:value-type="string" calcext:value-type="string">
            <text:p>Info:</text:p>
          </table:table-cell>
          <table:table-cell table:style-name="ce463" table:number-columns-repeated="2"/>
          <table:table-cell table:style-name="ce505"/>
          <table:table-cell table:style-name="ce512"/>
          <table:table-cell table:number-columns-repeated="59"/>
        </table:table-row>
        <table:table-row table:style-name="ro1">
          <table:table-cell table:style-name="ce450" office:value-type="string" calcext:value-type="string">
            <text:p>ICE Save Originator Identification 424430</text:p>
          </table:table-cell>
          <table:table-cell table:style-name="ce476" table:number-columns-repeated="2"/>
          <table:table-cell table:style-name="ce506"/>
          <table:table-cell table:style-name="ce512"/>
          <table:table-cell table:number-columns-repeated="59"/>
        </table:table-row>
        <table:table-row table:style-name="ro1">
          <table:table-cell table:style-name="ce451" office:value-type="string" calcext:value-type="string">
            <text:p>Ref: INV DD 000571060</text:p>
          </table:table-cell>
          <table:table-cell table:style-name="ce493" table:number-columns-repeated="2"/>
          <table:table-cell table:style-name="ce507"/>
          <table:table-cell table:style-name="ce51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8">
        <table:table-column table:style-name="co52" table:default-cell-style-name="ce599"/>
        <table:table-column table:style-name="co53" table:default-cell-style-name="ce599"/>
        <table:table-column table:style-name="co54" table:default-cell-style-name="ce599"/>
        <table:table-column table:style-name="co55" table:default-cell-style-name="ce599"/>
        <table:table-column table:style-name="co56" table:default-cell-style-name="ce616"/>
        <table:table-column table:style-name="co57" table:default-cell-style-name="ce599"/>
        <table:table-column table:style-name="co58" table:default-cell-style-name="ce616"/>
        <table:table-column table:style-name="co50" table:default-cell-style-name="ce616"/>
        <table:table-column table:style-name="co59" table:default-cell-style-name="ce616"/>
        <table:table-column table:style-name="co3" table:default-cell-style-name="ce599"/>
        <table:table-column table:style-name="co15" table:default-cell-style-name="ce729"/>
        <table:table-column table:style-name="co60" table:default-cell-style-name="ce616"/>
        <table:table-column table:style-name="co20" table:default-cell-style-name="ce599"/>
        <table:table-column table:style-name="co15" table:number-columns-repeated="2" table:default-cell-style-name="ce729"/>
        <table:table-column table:style-name="co49" table:default-cell-style-name="ce599"/>
        <table:table-column table:style-name="co61" table:default-cell-style-name="ce599"/>
        <table:table-column table:style-name="co15" table:number-columns-repeated="47" table:default-cell-style-name="ce729"/>
        <table:table-row table:style-name="ro1">
          <table:table-cell table:style-name="ce593" office:value-type="string" calcext:value-type="string">
            <text:p>From Apr 2019</text:p>
          </table:table-cell>
          <table:table-cell table:style-name="ce600"/>
          <table:table-cell table:style-name="ce606" office:value-type="string" calcext:value-type="string">
            <text:p>Date</text:p>
          </table:table-cell>
          <table:table-cell table:style-name="ce629" office:value-type="string" calcext:value-type="string">
            <text:p>Give aways</text:p>
          </table:table-cell>
          <table:table-cell table:style-name="ce629" office:value-type="string" calcext:value-type="string">
            <text:p>End March</text:p>
          </table:table-cell>
          <table:table-cell table:style-name="ce640" office:value-type="string" calcext:value-type="string">
            <text:p>Contribution</text:p>
          </table:table-cell>
          <table:table-cell/>
          <table:table-cell table:style-name="ce648" office:value-type="string" calcext:value-type="string">
            <text:p>Threshold</text:p>
          </table:table-cell>
          <table:table-cell table:style-name="ce655"/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4" office:value-type="string" calcext:value-type="string">
            <text:p>Interest</text:p>
          </table:table-cell>
          <table:table-cell table:style-name="ce601" table:formula="of:=[$'Balance Sheet'.E14]" office:value-type="percentage" office:value="0.0144616263761641" calcext:value-type="percentage">
            <text:p>1.45%</text:p>
          </table:table-cell>
          <table:table-cell table:style-name="ce607"/>
          <table:table-cell table:style-name="ce630" office:value-type="float" office:value="0" calcext:value-type="float">
            <text:p>£0.00</text:p>
          </table:table-cell>
          <table:table-cell table:style-name="ce630" office:value-type="float" office:value="57900" calcext:value-type="float">
            <text:p>£57,900.00</text:p>
          </table:table-cell>
          <table:table-cell table:style-name="ce641" office:value-type="float" office:value="2500" calcext:value-type="float">
            <text:p>£2,500.00</text:p>
          </table:table-cell>
          <table:table-cell/>
          <table:table-cell table:style-name="ce649" office:value-type="float" office:value="550" calcext:value-type="float">
            <text:p>550.00</text:p>
          </table:table-cell>
          <table:table-cell table:style-name="ce656" office:value-type="string" calcext:value-type="string">
            <text:p>House</text:p>
          </table:table-cell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5" office:value-type="float" office:value="56" calcext:value-type="float">
            <text:p>56</text:p>
          </table:table-cell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Ap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]+([.$F$2])-[.D3]" office:value-type="float" office:value="60400" calcext:value-type="float">
            <text:p>£60,400.00</text:p>
          </table:table-cell>
          <table:table-cell table:style-name="ce641"/>
          <table:table-cell/>
          <table:table-cell table:style-name="ce650" table:formula="of:=650-[.H2]" office:value-type="float" office:value="100" calcext:value-type="float">
            <text:p>100.00</text:p>
          </table:table-cell>
          <table:table-cell table:style-name="ce657" office:value-type="string" calcext:value-type="string">
            <text:p>Cash</text:p>
          </table:table-cell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Ma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3]+([.$F$2])-[.D4]" office:value-type="float" office:value="62900" calcext:value-type="float">
            <text:p>£62,900.00</text:p>
          </table:table-cell>
          <table:table-cell table:style-name="ce641"/>
          <table:table-cell table:number-columns-repeated="58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June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4]+([.$F$2])-[.D5]" office:value-type="float" office:value="65400" calcext:value-type="float">
            <text:p>£65,400.00</text:p>
          </table:table-cell>
          <table:table-cell table:style-name="ce641"/>
          <table:table-cell table:style-name="ce646"/>
          <table:table-cell table:style-name="ce617" office:value-type="string" calcext:value-type="string">
            <text:p>Age 68</text:p>
          </table:table-cell>
          <table:table-cell table:number-columns-repeated="2"/>
          <table:table-cell table:style-name="ce742" office:value-type="string" calcext:value-type="string">
            <text:p>Equitable Life</text:p>
          </table:table-cell>
          <table:table-cell table:style-name="ce865"/>
          <table:table-cell table:style-name="ce970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Jul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5]+([.$F$2])-[.D6]" office:value-type="float" office:value="67900" calcext:value-type="float">
            <text:p>£67,900.00</text:p>
          </table:table-cell>
          <table:table-cell table:style-name="ce641"/>
          <table:table-cell table:style-name="ce646"/>
          <table:table-cell table:style-name="ce651" office:value-type="string" calcext:value-type="string">
            <text:p>Thermo</text:p>
          </table:table-cell>
          <table:table-cell table:style-name="ce658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Aug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6]+([.$F$2])-[.D7]" office:value-type="float" office:value="70400" calcext:value-type="float">
            <text:p>£70,400.00</text:p>
          </table:table-cell>
          <table:table-cell table:style-name="ce641"/>
          <table:table-cell table:style-name="ce646"/>
          <table:table-cell table:style-name="ce652" office:value-type="string" calcext:value-type="string">
            <text:p>State</text:p>
          </table:table-cell>
          <table:table-cell table:style-name="ce659" table:formula="of:=175.3*52" office:value-type="float" office:value="9115.6" calcext:value-type="float">
            <text:p>9115.60</text:p>
          </table:table-cell>
          <table:table-cell table:style-name="ce616"/>
          <table:table-cell table:number-columns-repeated="54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Sep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7]-[.D8]" office:value-type="float" office:value="70400" calcext:value-type="float">
            <text:p>£70,400.00</text:p>
          </table:table-cell>
          <table:table-cell table:style-name="ce641"/>
          <table:table-cell table:style-name="ce646"/>
          <table:table-cell table:style-name="ce652" office:value-type="string" calcext:value-type="string">
            <text:p>Lump</text:p>
          </table:table-cell>
          <table:table-cell table:style-name="ce659" table:formula="of:=((([.E31])/2)+[.M15]+[.M5])*[.B2]" office:value-type="float" office:value="4614.57434647117" calcext:value-type="float">
            <text:p>4614.57</text:p>
          </table:table-cell>
          <table:table-cell table:style-name="ce639" table:formula="of:=([.E31])+[.M15]+[.M5]" office:value-type="float" office:value="378115.118589821" calcext:value-type="float">
            <text:p>378,115</text:p>
          </table:table-cell>
          <table:table-cell table:style-name="ce782"/>
          <table:table-cell table:number-columns-repeated="53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Oct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8]+([.$F$9])-[.D9]" office:value-type="float" office:value="72400" calcext:value-type="float">
            <text:p>£72,400.00</text:p>
          </table:table-cell>
          <table:table-cell table:style-name="ce641" office:value-type="float" office:value="2000" calcext:value-type="float">
            <text:p>£2,000.00</text:p>
          </table:table-cell>
          <table:table-cell table:style-name="ce647"/>
          <table:table-cell table:style-name="ce652" office:value-type="string" calcext:value-type="string">
            <text:p>TP</text:p>
          </table:table-cell>
          <table:table-cell table:style-name="ce659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Nov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9]+([.$F$9])-[.D10]" office:value-type="float" office:value="74400" calcext:value-type="float">
            <text:p>£74,400.00</text:p>
          </table:table-cell>
          <table:table-cell table:style-name="ce641"/>
          <table:table-cell/>
          <table:table-cell table:style-name="ce652"/>
          <table:table-cell table:style-name="ce659"/>
          <table:table-cell/>
          <table:table-cell table:style-name="ce859"/>
          <table:table-cell table:style-name="ce891"/>
          <table:table-cell table:style-name="ce971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Dec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0]+([.$F$9])-[.D11]" office:value-type="float" office:value="76400" calcext:value-type="float">
            <text:p>£76,400.00</text:p>
          </table:table-cell>
          <table:table-cell table:style-name="ce641"/>
          <table:table-cell/>
          <table:table-cell table:style-name="ce652" office:value-type="string" calcext:value-type="string">
            <text:p>Gross</text:p>
          </table:table-cell>
          <table:table-cell table:style-name="ce659" table:formula="of:=SUM([.I6:.I9])" office:value-type="float" office:value="18330.1743464712" calcext:value-type="float">
            <text:p>18330.17</text:p>
          </table:table-cell>
          <table:table-cell/>
          <table:table-cell table:style-name="ce860"/>
          <table:table-cell table:style-name="ce892"/>
          <table:table-cell table:style-name="ce972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an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1]+([.$F$9])-[.D12]" office:value-type="float" office:value="78400" calcext:value-type="float">
            <text:p>£78,400.00</text:p>
          </table:table-cell>
          <table:table-cell table:style-name="ce641"/>
          <table:table-cell/>
          <table:table-cell table:style-name="ce652"/>
          <table:table-cell table:style-name="ce659" office:value-type="string" calcext:value-type="string">
            <text:p><text:s/></text:p>
          </table:table-cell>
          <table:table-cell/>
          <table:table-cell table:style-name="ce860"/>
          <table:table-cell table:style-name="ce893" office:value-type="float" office:value="10" calcext:value-type="float">
            <text:p>10</text:p>
          </table:table-cell>
          <table:table-cell table:style-name="ce973" table:formula="of:=[.L12]*[.B2]+1" office:value-type="percentage" office:value="1.14461626376164" calcext:value-type="percentage">
            <text:p>114.46%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Feb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2]+([.$F$9])-[.D13]" office:value-type="float" office:value="80400" calcext:value-type="float">
            <text:p>£80,400.00</text:p>
          </table:table-cell>
          <table:table-cell table:style-name="ce641"/>
          <table:table-cell/>
          <table:table-cell table:style-name="ce652" office:value-type="string" calcext:value-type="string">
            <text:p>Net</text:p>
          </table:table-cell>
          <table:table-cell table:style-name="ce659" table:formula="of:=[.I11]*0.88" office:value-type="float" office:value="16130.5534248946" calcext:value-type="float">
            <text:p>16130.55</text:p>
          </table:table-cell>
          <table:table-cell/>
          <table:table-cell table:style-name="ce860"/>
          <table:table-cell table:style-name="ce892"/>
          <table:table-cell table:style-name="ce974" table:formula="of:=([.M10]+[.M12])*[.M12]" office:value-type="float" office:value="249527.655646429" calcext:value-type="float">
            <text:p>249527.66</text:p>
          </table:table-cell>
          <table:table-cell table:number-columns-repeated="51"/>
        </table:table-row>
        <table:table-row table:style-name="ro1">
          <table:table-cell table:style-name="ce595" office:value-type="float" office:value="57" calcext:value-type="float">
            <text:p>57</text:p>
          </table:table-cell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Ma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3]+([.$F$9])-[.D14]" office:value-type="float" office:value="82400" calcext:value-type="float">
            <text:p>£82,400.00</text:p>
          </table:table-cell>
          <table:table-cell table:style-name="ce641"/>
          <table:table-cell/>
          <table:table-cell table:style-name="ce652" office:value-type="string" calcext:value-type="string">
            <text:p>Bills</text:p>
          </table:table-cell>
          <table:table-cell table:style-name="ce659" table:formula="of:=[$Bills.D85]/2" office:value-type="float" office:value="2818.66" calcext:value-type="float">
            <text:p>2818.66</text:p>
          </table:table-cell>
          <table:table-cell/>
          <table:table-cell table:style-name="ce860"/>
          <table:table-cell table:style-name="ce892"/>
          <table:table-cell table:style-name="ce972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Ap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4]+([.$F$9])-[.D15]" office:value-type="float" office:value="84400" calcext:value-type="float">
            <text:p>£84,400.00</text:p>
          </table:table-cell>
          <table:table-cell table:style-name="ce641"/>
          <table:table-cell/>
          <table:table-cell table:style-name="ce653"/>
          <table:table-cell table:style-name="ce659"/>
          <table:table-cell/>
          <table:table-cell table:style-name="ce860"/>
          <table:table-cell table:style-name="ce892" office:value-type="float" office:value="1" calcext:value-type="float">
            <text:p>1.00</text:p>
          </table:table-cell>
          <table:table-cell table:style-name="ce975" table:formula="of:=[.M13]*[.L15]" office:value-type="float" office:value="249527.655646429" calcext:value-type="float">
            <text:p>249,528 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Ma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5]+([.$F$9])-[.D16]" office:value-type="float" office:value="86400" calcext:value-type="float">
            <text:p>£86,400.00</text:p>
          </table:table-cell>
          <table:table-cell table:style-name="ce641"/>
          <table:table-cell/>
          <table:table-cell table:style-name="ce653" office:value-type="string" calcext:value-type="string">
            <text:p>Cash</text:p>
          </table:table-cell>
          <table:table-cell table:style-name="ce659" table:formula="of:=[.I13]-[.I14]" office:value-type="float" office:value="13311.8934248946" calcext:value-type="float">
            <text:p>13311.89</text:p>
          </table:table-cell>
          <table:table-cell/>
          <table:table-cell table:style-name="ce860"/>
          <table:table-cell table:style-name="ce892" office:value-type="float" office:value="0" calcext:value-type="float">
            <text:p>0.00</text:p>
          </table:table-cell>
          <table:table-cell table:style-name="ce975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une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6]+([.$F$9])-[.D17]" office:value-type="float" office:value="88400" calcext:value-type="float">
            <text:p>£88,400.00</text:p>
          </table:table-cell>
          <table:table-cell table:style-name="ce641"/>
          <table:table-cell/>
          <table:table-cell table:style-name="ce654" office:value-type="string" calcext:value-type="string">
            <text:p>Week</text:p>
          </table:table-cell>
          <table:table-cell table:style-name="ce660" table:formula="of:=[.I16]/52" office:value-type="float" office:value="255.997950478743" calcext:value-type="float">
            <text:p>256.00</text:p>
          </table:table-cell>
          <table:table-cell/>
          <table:table-cell table:style-name="ce861"/>
          <table:table-cell table:style-name="ce966"/>
          <table:table-cell table:style-name="ce976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ul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7]+([.$F$9])-[.D18]" office:value-type="float" office:value="90400" calcext:value-type="float">
            <text:p>£90,400.00</text:p>
          </table:table-cell>
          <table:table-cell table:style-name="ce641"/>
          <table:table-cell table:number-columns-repeated="4"/>
          <table:table-cell table:style-name="ce861"/>
          <table:table-cell table:style-name="ce966"/>
          <table:table-cell table:style-name="ce976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Aug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8]+-[.D19]" office:value-type="float" office:value="90400" calcext:value-type="float">
            <text:p>£90,400.00</text:p>
          </table:table-cell>
          <table:table-cell table:style-name="ce641"/>
          <table:table-cell table:number-columns-repeated="2"/>
          <table:table-cell table:style-name="ce661"/>
          <table:table-cell table:style-name="ce667"/>
          <table:table-cell table:style-name="ce862" office:value-type="float" office:value="65" calcext:value-type="float">
            <text:p>65</text:p>
          </table:table-cell>
          <table:table-cell table:style-name="ce667" office:value-type="float" office:value="66" calcext:value-type="float">
            <text:p>66</text:p>
          </table:table-cell>
          <table:table-cell table:style-name="ce862" office:value-type="float" office:value="67" calcext:value-type="float">
            <text:p>67</text:p>
          </table:table-cell>
          <table:table-cell table:style-name="ce977" office:value-type="float" office:value="68" calcext:value-type="float">
            <text:p>68</text:p>
          </table:table-cell>
          <table:table-cell table:style-name="ce667" office:value-type="float" office:value="69" calcext:value-type="float">
            <text:p>69</text:p>
          </table:table-cell>
          <table:table-cell table:style-name="ce979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Sep</text:p>
          </table:table-cell>
          <table:table-cell table:style-name="ce630" office:value-type="float" office:value="4800" calcext:value-type="float">
            <text:p>£4,800.00</text:p>
          </table:table-cell>
          <table:table-cell table:style-name="ce630" table:formula="of:=[.E19]-[.D20]" office:value-type="float" office:value="85600" calcext:value-type="float">
            <text:p>£85,600.00</text:p>
          </table:table-cell>
          <table:table-cell table:style-name="ce641"/>
          <table:table-cell table:number-columns-repeated="2"/>
          <table:table-cell table:style-name="ce662" office:value-type="string" calcext:value-type="string">
            <text:p>Single life, level,</text:p>
          </table:table-cell>
          <table:table-cell table:style-name="ce668"/>
          <table:table-cell table:style-name="ce863" office:value-type="float" office:value="4920" calcext:value-type="float">
            <text:p>4920</text:p>
          </table:table-cell>
          <table:table-cell table:style-name="ce967" table:formula="of:=[.K20]+[.$K$23]" office:value-type="float" office:value="5089.8" calcext:value-type="float">
            <text:p>5090</text:p>
          </table:table-cell>
          <table:table-cell table:style-name="ce863" table:formula="of:=[.L20]+[.$K$23]" office:value-type="float" office:value="5259.6" calcext:value-type="float">
            <text:p>5260</text:p>
          </table:table-cell>
          <table:table-cell table:style-name="ce978" table:formula="of:=[.M20]+[.$K$23]" office:value-type="float" office:value="5429.4" calcext:value-type="float">
            <text:p>5429</text:p>
          </table:table-cell>
          <table:table-cell table:style-name="ce967" table:formula="of:=[.N20]+[.$K$23]" office:value-type="float" office:value="5599.2" calcext:value-type="float">
            <text:p>5599</text:p>
          </table:table-cell>
          <table:table-cell table:style-name="ce980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596"/>
          <table:table-cell table:style-name="ce602"/>
          <table:table-cell table:style-name="ce607" office:value-type="float" office:value="2021" calcext:value-type="float">
            <text:p>2021</text:p>
          </table:table-cell>
          <table:table-cell table:style-name="ce630" office:value-type="float" office:value="4800" calcext:value-type="float">
            <text:p>£4,800.00</text:p>
          </table:table-cell>
          <table:table-cell table:style-name="ce630" table:formula="of:=[.E20]+([.$F$21]*12)-[.D21]+([.E20]*[.$B$2])" office:value-type="float" office:value="106037.9152178" calcext:value-type="float">
            <text:p>£106,037.92</text:p>
          </table:table-cell>
          <table:table-cell table:style-name="ce641" office:value-type="float" office:value="2000" calcext:value-type="float">
            <text:p>£2,000.00</text:p>
          </table:table-cell>
          <table:table-cell table:style-name="ce647"/>
          <table:table-cell/>
          <table:table-cell table:style-name="ce662" office:value-type="string" calcext:value-type="string">
            <text:p>no guarantee</text:p>
          </table:table-cell>
          <table:table-cell table:style-name="ce668" table:number-columns-repeated="2"/>
          <table:table-cell table:style-name="ce968"/>
          <table:table-cell table:style-name="ce668" table:number-columns-repeated="3"/>
          <table:table-cell table:style-name="ce981"/>
          <table:table-cell table:number-columns-repeated="48"/>
        </table:table-row>
        <table:table-row table:style-name="ro1">
          <table:table-cell table:style-name="ce596" office:value-type="float" office:value="58" calcext:value-type="float">
            <text:p>58</text:p>
          </table:table-cell>
          <table:table-cell table:style-name="ce602" office:value-type="string" calcext:value-type="string">
            <text:p>24,22,20</text:p>
          </table:table-cell>
          <table:table-cell table:style-name="ce607" table:formula="of:=[.C21]+1" office:value-type="float" office:value="2022" calcext:value-type="float">
            <text:p>2022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1]+([.$F$21]*12)-[.D22]+([.E21]*[.$B$2])" office:value-type="float" office:value="131571.395929387" calcext:value-type="float">
            <text:p>£131,571.40</text:p>
          </table:table-cell>
          <table:table-cell table:style-name="ce642"/>
          <table:table-cell table:number-columns-repeated="2"/>
          <table:table-cell table:style-name="ce663"/>
          <table:table-cell table:style-name="ce602" table:number-columns-repeated="2"/>
          <table:table-cell table:style-name="ce969" table:number-columns-repeated="2"/>
          <table:table-cell table:style-name="ce602" table:number-columns-repeated="2"/>
          <table:table-cell table:style-name="ce982"/>
          <table:table-cell table:number-columns-repeated="48"/>
        </table:table-row>
        <table:table-row table:style-name="ro1">
          <table:table-cell table:style-name="ce596" table:formula="of:=[.A22]+1" office:value-type="float" office:value="59" calcext:value-type="float">
            <text:p>59</text:p>
          </table:table-cell>
          <table:table-cell table:style-name="ce602" office:value-type="string" calcext:value-type="string">
            <text:p>25,23,21</text:p>
          </table:table-cell>
          <table:table-cell table:style-name="ce607" table:formula="of:=[.C22]+1" office:value-type="float" office:value="2023" calcext:value-type="float">
            <text:p>2023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2]+([.$F$21]*12)-[.D23]+([.E22]*[.$B$2])" office:value-type="float" office:value="127474.132299108" calcext:value-type="float">
            <text:p>£127,474.13</text:p>
          </table:table-cell>
          <table:table-cell table:style-name="ce642"/>
          <table:table-cell table:number-columns-repeated="2"/>
          <table:table-cell table:style-name="ce664"/>
          <table:table-cell table:style-name="ce683"/>
          <table:table-cell table:style-name="ce864" table:formula="of:=([.P20]-[.K20])/5" office:value-type="float" office:value="169.8" calcext:value-type="float">
            <text:p>169.80</text:p>
          </table:table-cell>
          <table:table-cell table:style-name="ce864"/>
          <table:table-cell table:style-name="ce683" table:number-columns-repeated="3"/>
          <table:table-cell table:style-name="ce983"/>
          <table:table-cell table:number-columns-repeated="48"/>
        </table:table-row>
        <table:table-row table:style-name="ro1">
          <table:table-cell table:style-name="ce596" table:formula="of:=[.A23]+1" office:value-type="float" office:value="60" calcext:value-type="float">
            <text:p>60</text:p>
          </table:table-cell>
          <table:table-cell table:style-name="ce602" office:value-type="string" calcext:value-type="string">
            <text:p>26,24,22</text:p>
          </table:table-cell>
          <table:table-cell table:style-name="ce607" table:formula="of:=[.C23]+1" office:value-type="float" office:value="2024" calcext:value-type="float">
            <text:p>2024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3]+([.$F$21]*12)-[.D24]+([.E23]*[.$B$2])" office:value-type="float" office:value="153317.615573043" calcext:value-type="float">
            <text:p>£153,317.62</text:p>
          </table:table-cell>
          <table:table-cell table:style-name="ce641" office:value-type="float" office:value="500" calcext:value-type="float">
            <text:p>£500.00</text:p>
          </table:table-cell>
          <table:table-cell table:number-columns-repeated="9"/>
          <table:table-cell table:style-name="ce616"/>
          <table:table-cell table:number-columns-repeated="48"/>
        </table:table-row>
        <table:table-row table:style-name="ro1">
          <table:table-cell table:style-name="ce596" table:formula="of:=[.A24]+1" office:value-type="float" office:value="61" calcext:value-type="float">
            <text:p>61</text:p>
          </table:table-cell>
          <table:table-cell table:style-name="ce602" office:value-type="string" calcext:value-type="string">
            <text:p>27,25,23</text:p>
          </table:table-cell>
          <table:table-cell table:style-name="ce607" table:formula="of:=[.C24]+1" office:value-type="float" office:value="2025" calcext:value-type="float">
            <text:p>2025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4]+([.$F$24]*12)-[.D25]+([.E24]*[.$B$2])" office:value-type="float" office:value="131534.837646345" calcext:value-type="float">
            <text:p>£131,534.84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6" table:formula="of:=[.A25]+1" office:value-type="float" office:value="62" calcext:value-type="float">
            <text:p>62</text:p>
          </table:table-cell>
          <table:table-cell table:style-name="ce602" office:value-type="string" calcext:value-type="string">
            <text:p>28,26,24</text:p>
          </table:table-cell>
          <table:table-cell table:style-name="ce607" table:formula="of:=[.C25]+1" office:value-type="float" office:value="2026" calcext:value-type="float">
            <text:p>2026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5]+([.$F$24]*12)-[.D26]+([.E25]*[.$B$2])" office:value-type="float" office:value="139437.045323836" calcext:value-type="float">
            <text:p>£139,437.05</text:p>
          </table:table-cell>
          <table:table-cell table:style-name="ce641"/>
          <table:table-cell table:style-name="ce647"/>
          <table:table-cell/>
          <table:table-cell table:style-name="ce665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596" table:formula="of:=[.A26]+1" office:value-type="float" office:value="63" calcext:value-type="float">
            <text:p>63</text:p>
          </table:table-cell>
          <table:table-cell table:style-name="ce602" office:value-type="string" calcext:value-type="string">
            <text:p>29,27,25</text:p>
          </table:table-cell>
          <table:table-cell table:style-name="ce607" table:formula="of:=[.C26]+1" office:value-type="float" office:value="2027" calcext:value-type="float">
            <text:p>2027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6]+([.$F$24]*12)-[.D27]+([.E26]*[.$B$2])" office:value-type="float" office:value="117453.531776305" calcext:value-type="float">
            <text:p>£117,453.53</text:p>
          </table:table-cell>
          <table:table-cell table:style-name="ce641"/>
          <table:table-cell table:number-columns-repeated="58"/>
        </table:table-row>
        <table:table-row table:style-name="ro1">
          <table:table-cell table:style-name="ce596" table:formula="of:=[.A27]+1" office:value-type="float" office:value="64" calcext:value-type="float">
            <text:p>64</text:p>
          </table:table-cell>
          <table:table-cell table:style-name="ce602" office:value-type="string" calcext:value-type="string">
            <text:p>30,28,26</text:p>
          </table:table-cell>
          <table:table-cell table:style-name="ce607" table:formula="of:=[.C27]+1" office:value-type="float" office:value="2028" calcext:value-type="float">
            <text:p>2028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7]+([.$F$24]*12)-[.D28]+([.E27]*[.$B$2])" office:value-type="float" office:value="125152.100869415" calcext:value-type="float">
            <text:p>£125,152.10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6" table:formula="of:=[.A28]+1" office:value-type="float" office:value="65" calcext:value-type="float">
            <text:p>65</text:p>
          </table:table-cell>
          <table:table-cell table:style-name="ce602" office:value-type="string" calcext:value-type="string">
            <text:p>31,29,27</text:p>
          </table:table-cell>
          <table:table-cell table:style-name="ce607" table:formula="of:=[.C28]+1" office:value-type="float" office:value="2029" calcext:value-type="float">
            <text:p>2029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8]+([.$F$24]*12)-[.D29]+([.E28]*[.$B$2])" office:value-type="float" office:value="102962.003792381" calcext:value-type="float">
            <text:p>£102,962.00</text:p>
          </table:table-cell>
          <table:table-cell table:style-name="ce642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596" table:formula="of:=[.A29]+1" office:value-type="float" office:value="66" calcext:value-type="float">
            <text:p>66</text:p>
          </table:table-cell>
          <table:table-cell table:style-name="ce602" office:value-type="string" calcext:value-type="string">
            <text:p>32,30,28</text:p>
          </table:table-cell>
          <table:table-cell table:style-name="ce607" table:formula="of:=[.C29]+1" office:value-type="float" office:value="2030" calcext:value-type="float">
            <text:p>2030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9]+([.$F$24]*12)-[.D30]+([.E29]*[.$B$2])" office:value-type="float" office:value="110451.001822167" calcext:value-type="float">
            <text:p>£110,451.00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7" table:formula="of:=[.A30]+1" office:value-type="float" office:value="67" calcext:value-type="float">
            <text:p>67</text:p>
          </table:table-cell>
          <table:table-cell table:style-name="ce602"/>
          <table:table-cell table:style-name="ce608" table:formula="of:=[.C30]+1" office:value-type="float" office:value="2031" calcext:value-type="float">
            <text:p>2031</text:p>
          </table:table-cell>
          <table:table-cell table:style-name="ce631" office:value-type="float" office:value="0" calcext:value-type="float">
            <text:p>£0.00</text:p>
          </table:table-cell>
          <table:table-cell table:style-name="ce631" table:formula="of:=[.E30]+([.$F$24]*12)-[.D31]+([.E30]*[.$B$2])" office:value-type="float" office:value="118048.302943393" calcext:value-type="float">
            <text:p>£118,048.30</text:p>
          </table:table-cell>
          <table:table-cell table:style-name="ce643"/>
          <table:table-cell table:number-columns-repeated="58"/>
        </table:table-row>
        <table:table-row table:style-name="ro1">
          <table:table-cell table:style-name="ce596" table:formula="of:=[.A31]+1" office:value-type="float" office:value="68" calcext:value-type="float">
            <text:p>68</text:p>
          </table:table-cell>
          <table:table-cell table:style-name="ce602"/>
          <table:table-cell table:style-name="ce609" table:formula="of:=[.C31]+1" office:value-type="float" office:value="2032" calcext:value-type="float">
            <text:p>2032</text:p>
          </table:table-cell>
          <table:table-cell table:style-name="ce632" office:value-type="float" office:value="0" calcext:value-type="float">
            <text:p>£0.00</text:p>
          </table:table-cell>
          <table:table-cell table:style-name="ce632" table:formula="of:=[.E31]+([.$F$24]*12)-[.D32]+([.E31]*[.$B$2])" office:value-type="float" office:value="125755.4733949" calcext:value-type="float">
            <text:p>£125,755.47</text:p>
          </table:table-cell>
          <table:table-cell table:style-name="ce644"/>
          <table:table-cell table:number-columns-repeated="58"/>
        </table:table-row>
        <table:table-row table:style-name="ro1">
          <table:table-cell table:style-name="ce596" table:formula="of:=[.A32]+1" office:value-type="float" office:value="69" calcext:value-type="float">
            <text:p>69</text:p>
          </table:table-cell>
          <table:table-cell table:style-name="ce602"/>
          <table:table-cell table:style-name="ce609" table:formula="of:=[.C32]+1" office:value-type="float" office:value="2033" calcext:value-type="float">
            <text:p>2033</text:p>
          </table:table-cell>
          <table:table-cell table:style-name="ce632" office:value-type="float" office:value="0" calcext:value-type="float">
            <text:p>£0.00</text:p>
          </table:table-cell>
          <table:table-cell table:style-name="ce632" table:formula="of:=[.E32]+([.$F$24]*12)-[.D33]+([.E32]*[.$B$2])" office:value-type="float" office:value="133574.102065895" calcext:value-type="float">
            <text:p>£133,574.10</text:p>
          </table:table-cell>
          <table:table-cell table:style-name="ce644"/>
          <table:table-cell table:number-columns-repeated="58"/>
        </table:table-row>
        <table:table-row table:style-name="ro1">
          <table:table-cell table:style-name="ce598" table:formula="of:=[.A33]+1" office:value-type="float" office:value="70" calcext:value-type="float">
            <text:p>70</text:p>
          </table:table-cell>
          <table:table-cell table:style-name="ce603"/>
          <table:table-cell table:style-name="ce610" table:formula="of:=[.C33]+1" office:value-type="float" office:value="2034" calcext:value-type="float">
            <text:p>2034</text:p>
          </table:table-cell>
          <table:table-cell table:style-name="ce633" office:value-type="float" office:value="0" calcext:value-type="float">
            <text:p>£0.00</text:p>
          </table:table-cell>
          <table:table-cell table:style-name="ce638" table:formula="of:=[.E33]+([.$F$24]*12)-[.D34]+([.E33]*[.$B$2])" office:value-type="float" office:value="141505.800823503" calcext:value-type="float">
            <text:p>£141,505.80</text:p>
          </table:table-cell>
          <table:table-cell table:style-name="ce645"/>
          <table:table-cell table:number-columns-repeated="2"/>
          <table:table-cell table:style-name="ce666"/>
          <table:table-cell table:style-name="ce700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05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05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05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05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05" office:value-type="date" office:date-value="2019-01-08" calcext:value-type="date">
            <text:p>08 January 2019</text:p>
          </table:table-cell>
          <table:table-cell table:style-name="ce615" office:value-type="string" calcext:value-type="string">
            <text:p>?</text:p>
          </table:table-cell>
          <table:table-cell table:style-name="ce634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05" office:value-type="date" office:date-value="2019-04-26" calcext:value-type="date">
            <text:p>26 April 2019</text:p>
          </table:table-cell>
          <table:table-cell table:style-name="ce616" office:value-type="string" calcext:value-type="string">
            <text:p>paid</text:p>
          </table:table-cell>
          <table:table-cell/>
          <table:table-cell table:style-name="ce599"/>
          <table:table-cell table:number-columns-repeated="59"/>
        </table:table-row>
        <table:table-row table:style-name="ro1">
          <table:table-cell table:number-columns-repeated="3"/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17" office:value-type="string" calcext:value-type="string">
            <text:p>Age 70</text:p>
          </table:table-cell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8" office:value-type="string" calcext:value-type="string">
            <text:p>Thermo</text:p>
          </table:table-cell>
          <table:table-cell table:style-name="ce635" table:formula="of:=([.M16]/100000)*[.P20]" office:value-type="float" office:value="0" calcext:value-type="float">
            <text:p>0.00</text:p>
          </table:table-cell>
          <table:table-cell/>
          <table:table-cell table:style-name="ce616"/>
          <table:table-cell table:number-columns-repeated="4"/>
          <table:table-cell table:style-name="ce616"/>
          <table:table-cell table:number-columns-repeated="53"/>
        </table:table-row>
        <table:table-row table:style-name="ro1">
          <table:table-cell table:number-columns-repeated="2"/>
          <table:table-cell table:style-name="ce619" office:value-type="string" calcext:value-type="string">
            <text:p>State</text:p>
          </table:table-cell>
          <table:table-cell table:style-name="ce636" table:formula="of:=175.3*52*1.17" office:value-type="float" office:value="10665.252" calcext:value-type="float">
            <text:p>10665.25</text:p>
          </table:table-cell>
          <table:table-cell/>
          <table:table-cell table:style-name="ce616"/>
          <table:table-cell table:number-columns-repeated="4"/>
          <table:table-cell table:style-name="ce616"/>
          <table:table-cell table:number-columns-repeated="53"/>
        </table:table-row>
        <table:table-row table:style-name="ro1">
          <table:table-cell table:number-columns-repeated="2"/>
          <table:table-cell table:style-name="ce619" office:value-type="string" calcext:value-type="string">
            <text:p>Lump</text:p>
          </table:table-cell>
          <table:table-cell table:style-name="ce636" table:formula="of:=(([.E34]/2)+[.M15]+[.M5])*[.B2]" office:value-type="float" office:value="4784.19113150209" calcext:value-type="float">
            <text:p>4784.19</text:p>
          </table:table-cell>
          <table:table-cell table:style-name="ce639" table:formula="of:=[.E34]+[.M15]+[.M5]" office:value-type="float" office:value="401572.616469932" calcext:value-type="float">
            <text:p>401,573</text:p>
          </table:table-cell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TP *</text:p>
          </table:table-cell>
          <table:table-cell table:style-name="ce636" office:value-type="float" office:value="5000" calcext:value-type="float">
            <text:p>5000.00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<text:s/></text:p>
          </table:table-cell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Gross</text:p>
          </table:table-cell>
          <table:table-cell table:style-name="ce636" table:formula="of:=SUM([.D44:.D47])" office:value-type="float" office:value="20449.4431315021" calcext:value-type="float">
            <text:p>20449.44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/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Net</text:p>
          </table:table-cell>
          <table:table-cell table:style-name="ce636" table:formula="of:=[.D49]*0.86" office:value-type="float" office:value="17586.5210930918" calcext:value-type="float">
            <text:p>17586.52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Bills</text:p>
          </table:table-cell>
          <table:table-cell table:style-name="ce636" table:formula="of:=[$Bills.D85]/2" office:value-type="float" office:value="2818.66" calcext:value-type="float">
            <text:p>2818.66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7"/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7" office:value-type="string" calcext:value-type="string">
            <text:p>Cash</text:p>
          </table:table-cell>
          <table:table-cell table:style-name="ce636" table:formula="of:=[.D51]-[.D52]" office:value-type="float" office:value="14767.8610930918" calcext:value-type="float">
            <text:p>14767.86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8" office:value-type="string" calcext:value-type="string">
            <text:p>Week</text:p>
          </table:table-cell>
          <table:table-cell table:style-name="ce637" table:formula="of:=[.D54]/52" office:value-type="float" office:value="283.997328713304" calcext:value-type="float">
            <text:p>284.00</text:p>
          </table:table-cell>
          <table:table-cell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1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25"/>
        <table:table-column table:style-name="co20" table:default-cell-style-name="ce146"/>
        <table:table-column table:style-name="co15" table:default-cell-style-name="ce217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17"/>
        <table:table-column table:style-name="co33" table:default-cell-style-name="ce294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17"/>
        <table:table-column table:style-name="co37" table:default-cell-style-name="ce146"/>
        <table:table-column table:style-name="co15" table:number-columns-repeated="41" table:default-cell-style-name="ce217"/>
        <table:table-row table:style-name="ro1">
          <table:table-cell table:style-name="ce585" office:value-type="float" office:value="13892603" calcext:value-type="float">
            <text:p>13892603</text:p>
          </table:table-cell>
          <table:table-cell table:style-name="ce612" office:value-type="string" calcext:value-type="string">
            <text:p>20 32 53</text:p>
          </table:table-cell>
          <table:table-cell table:style-name="ce612"/>
          <table:table-cell table:style-name="ce612" office:value-type="string" calcext:value-type="string">
            <text:p>ZB19333E7EFCAF1</text:p>
          </table:table-cell>
          <table:table-cell table:style-name="ce678"/>
          <table:table-cell table:style-name="ce622" office:value-type="string" calcext:value-type="string">
            <text:p>Coventry Family First </text:p>
          </table:table-cell>
          <table:table-cell table:style-name="ce625" table:number-columns-repeated="2"/>
          <table:table-cell table:style-name="ce676"/>
          <table:table-cell table:style-name="ce146"/>
          <table:table-cell table:style-name="ce684" office:value-type="string" calcext:value-type="string">
            <text:p>Nationwide Flex Account</text:p>
          </table:table-cell>
          <table:table-cell table:style-name="ce697"/>
          <table:table-cell table:style-name="ce731" table:number-columns-repeated="2"/>
          <table:table-cell table:style-name="ce713"/>
          <table:table-cell table:number-columns-repeated="49"/>
        </table:table-row>
        <table:table-row table:style-name="ro1">
          <table:table-cell table:style-name="ce586"/>
          <table:table-cell table:style-name="ce613" table:number-columns-repeated="3"/>
          <table:table-cell table:style-name="ce679"/>
          <table:table-cell table:style-name="ce623" office:value-type="string" calcext:value-type="string">
            <text:p>Account No:</text:p>
          </table:table-cell>
          <table:table-cell table:style-name="ce626"/>
          <table:table-cell table:style-name="ce626" office:value-type="string" calcext:value-type="string">
            <text:p>9 <text:s/>40837041</text:p>
          </table:table-cell>
          <table:table-cell table:style-name="ce187"/>
          <table:table-cell table:style-name="ce146"/>
          <table:table-cell table:style-name="ce685" office:value-type="string" calcext:value-type="string">
            <text:p>MR MR GADSBY</text:p>
          </table:table-cell>
          <table:table-cell table:style-name="ce243" table:number-columns-repeated="3"/>
          <table:table-cell table:style-name="ce740"/>
          <table:table-cell table:number-columns-repeated="49"/>
        </table:table-row>
        <table:table-row table:style-name="ro1">
          <table:table-cell table:style-name="ce586" office:value-type="date" office:date-value="2019-11-30" calcext:value-type="date">
            <text:p>30-Nov</text:p>
          </table:table-cell>
          <table:table-cell table:style-name="ce614"/>
          <table:table-cell table:style-name="ce613"/>
          <table:table-cell table:style-name="ce671" office:value-type="float" office:value="60000" calcext:value-type="float">
            <text:p>60000</text:p>
          </table:table-cell>
          <table:table-cell table:style-name="ce679"/>
          <table:table-cell table:style-name="ce623" office:value-type="string" calcext:value-type="string">
            <text:p>Sort Code:</text:p>
          </table:table-cell>
          <table:table-cell table:style-name="ce626"/>
          <table:table-cell table:style-name="ce626" office:value-type="string" calcext:value-type="string">
            <text:p>40 63 01</text:p>
          </table:table-cell>
          <table:table-cell table:style-name="ce712"/>
          <table:table-cell table:style-name="ce146"/>
          <table:table-cell table:style-name="ce685" office:value-type="string" calcext:value-type="string">
            <text:p>Account No:</text:p>
          </table:table-cell>
          <table:table-cell table:style-name="ce698"/>
          <table:table-cell table:style-name="ce698" office:value-type="string" calcext:value-type="string">
            <text:p>03153328</text:p>
          </table:table-cell>
          <table:table-cell table:style-name="ce709"/>
          <table:table-cell table:style-name="ce714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679"/>
          <table:table-cell table:style-name="ce623"/>
          <table:table-cell table:style-name="ce626" table:number-columns-repeated="2"/>
          <table:table-cell table:style-name="ce187"/>
          <table:table-cell table:style-name="ce146"/>
          <table:table-cell table:style-name="ce686" office:value-type="string" calcext:value-type="string">
            <text:p>Sort Code:</text:p>
          </table:table-cell>
          <table:table-cell table:style-name="ce698"/>
          <table:table-cell table:style-name="ce701" office:value-type="string" calcext:value-type="string">
            <text:p>07 01 16</text:p>
          </table:table-cell>
          <table:table-cell table:style-name="ce709"/>
          <table:table-cell table:style-name="ce714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679"/>
          <table:table-cell table:style-name="ce623" office:value-type="date" office:date-value="2019-09-06" calcext:value-type="date">
            <text:p>06-Sep</text:p>
          </table:table-cell>
          <table:table-cell table:style-name="ce626" table:number-columns-repeated="2"/>
          <table:table-cell table:style-name="ce187" office:value-type="float" office:value="7874.28" calcext:value-type="float">
            <text:p>7874.28</text:p>
          </table:table-cell>
          <table:table-cell table:style-name="ce146"/>
          <table:table-cell table:style-name="ce686" office:value-type="string" calcext:value-type="string">
            <text:p>Card Number:</text:p>
          </table:table-cell>
          <table:table-cell table:style-name="ce701"/>
          <table:table-cell table:style-name="ce243" office:value-type="string" calcext:value-type="string">
            <text:p>4543 1338 9410 7429</text:p>
          </table:table-cell>
          <table:table-cell table:style-name="ce709"/>
          <table:table-cell table:style-name="ce714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679"/>
          <table:table-cell table:style-name="ce623" office:value-type="date" office:date-value="2019-09-16" calcext:value-type="date">
            <text:p>16-Sep</text:p>
          </table:table-cell>
          <table:table-cell table:style-name="ce626" office:value-type="float" office:value="6000" calcext:value-type="float">
            <text:p>6000</text:p>
          </table:table-cell>
          <table:table-cell table:style-name="ce626" office:value-type="float" office:value="82.8" calcext:value-type="float">
            <text:p>82.8</text:p>
          </table:table-cell>
          <table:table-cell table:style-name="ce187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686" office:value-type="string" calcext:value-type="string">
            <text:p>From </text:p>
          </table:table-cell>
          <table:table-cell table:style-name="ce699"/>
          <table:table-cell table:style-name="ce732" office:value-type="string" calcext:value-type="string">
            <text:p>07/08</text:p>
          </table:table-cell>
          <table:table-cell table:style-name="ce709"/>
          <table:table-cell table:style-name="ce261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679"/>
          <table:table-cell table:style-name="ce623" table:formula="of:=[.F6]+28" office:value-type="date" office:date-value="2019-10-14" calcext:value-type="date">
            <text:p>14-Oct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7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685" office:value-type="string" calcext:value-type="string">
            <text:p>To</text:p>
          </table:table-cell>
          <table:table-cell table:style-name="ce699"/>
          <table:table-cell table:style-name="ce732" office:value-type="string" calcext:value-type="string">
            <text:p>07/11</text:p>
          </table:table-cell>
          <table:table-cell table:style-name="ce709"/>
          <table:table-cell table:style-name="ce261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679"/>
          <table:table-cell table:style-name="ce623" table:formula="of:=[.F7]+28" office:value-type="date" office:date-value="2019-11-11" calcext:value-type="date">
            <text:p>11-Nov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7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685"/>
          <table:table-cell table:style-name="ce699"/>
          <table:table-cell table:style-name="ce709" office:value-type="float" office:value="107" calcext:value-type="float">
            <text:p>107</text:p>
          </table:table-cell>
          <table:table-cell table:style-name="ce709"/>
          <table:table-cell table:style-name="ce714"/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3"/>
          <table:table-cell table:style-name="ce679"/>
          <table:table-cell table:style-name="ce623" table:formula="of:=[.F8]+28" office:value-type="date" office:date-value="2019-12-09" calcext:value-type="date">
            <text:p>09-Dec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7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719"/>
          <table:table-cell table:style-name="ce725" office:value-type="date" office:date-value="2015-05-19" calcext:value-type="date">
            <text:p>19-May</text:p>
          </table:table-cell>
          <table:table-cell table:style-name="ce733"/>
          <table:table-cell table:style-name="ce736"/>
          <table:table-cell table:style-name="ce741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7"/>
          <table:table-cell table:style-name="ce613" table:number-columns-repeated="2"/>
          <table:table-cell table:style-name="ce672"/>
          <table:table-cell table:style-name="ce679"/>
          <table:table-cell table:style-name="ce623" table:formula="of:=[.F9]+28" office:value-type="date" office:date-value="2020-01-06" calcext:value-type="date">
            <text:p>06-Jan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7" table:formula="of:=[.I9]-[.G10]+[.H10]" office:value-type="float" office:value="2288.28" calcext:value-type="float">
            <text:p>2288.28</text:p>
          </table:table-cell>
          <table:table-cell table:style-name="ce146"/>
          <table:table-cell table:style-name="ce685"/>
          <table:table-cell table:style-name="ce699"/>
          <table:table-cell table:style-name="ce709" table:number-columns-repeated="2"/>
          <table:table-cell table:style-name="ce261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8"/>
          <table:table-cell table:style-name="ce613" table:number-columns-repeated="2"/>
          <table:table-cell table:style-name="ce674"/>
          <table:table-cell table:style-name="ce679"/>
          <table:table-cell table:style-name="ce623" table:formula="of:=[.F10]+28" office:value-type="date" office:date-value="2020-02-03" calcext:value-type="date">
            <text:p>03-Feb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7" table:formula="of:=[.I10]-[.G11]+[.H11]" office:value-type="float" office:value="2371.08" calcext:value-type="float">
            <text:p>2371.08</text:p>
          </table:table-cell>
          <table:table-cell table:style-name="ce146"/>
          <table:table-cell table:style-name="ce685"/>
          <table:table-cell table:style-name="ce699"/>
          <table:table-cell table:style-name="ce709" table:number-columns-repeated="2"/>
          <table:table-cell table:style-name="ce261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9"/>
          <table:table-cell table:style-name="ce620"/>
          <table:table-cell table:style-name="ce613" table:number-columns-repeated="2"/>
          <table:table-cell table:style-name="ce679"/>
          <table:table-cell table:style-name="ce623" table:formula="of:=[.F11]+28" office:value-type="date" office:date-value="2020-03-02" calcext:value-type="date">
            <text:p>02-Mar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7" table:formula="of:=[.I11]-[.G12]+[.H12]" office:value-type="float" office:value="2453.88" calcext:value-type="float">
            <text:p>2453.88</text:p>
          </table:table-cell>
          <table:table-cell table:style-name="ce146"/>
          <table:table-cell table:style-name="ce689" office:value-type="string" calcext:value-type="string">
            <text:p>Total</text:p>
          </table:table-cell>
          <table:table-cell table:style-name="ce703"/>
          <table:table-cell table:style-name="ce710" table:number-columns-repeated="2"/>
          <table:table-cell table:style-name="ce71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90" office:value-type="string" calcext:value-type="string">
            <text:p>Total</text:p>
          </table:table-cell>
          <table:table-cell table:style-name="ce621" table:number-columns-repeated="2"/>
          <table:table-cell table:style-name="ce675" table:formula="of:=SUM([.D2:.D12])" office:value-type="float" office:value="60000" calcext:value-type="float">
            <text:p>60000</text:p>
          </table:table-cell>
          <table:table-cell table:style-name="ce680"/>
          <table:table-cell table:style-name="ce623" table:formula="of:=[.F12]+28" office:value-type="date" office:date-value="2020-03-30" calcext:value-type="date">
            <text:p>30-Mar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7" table:formula="of:=[.I12]-[.G13]+[.H13]" office:value-type="float" office:value="2536.68" calcext:value-type="float">
            <text:p>2536.6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622" office:value-type="string" calcext:value-type="string">
            <text:p>Coventry Family First </text:p>
          </table:table-cell>
          <table:table-cell table:style-name="ce625" table:number-columns-repeated="2"/>
          <table:table-cell table:style-name="ce676"/>
          <table:table-cell table:style-name="ce623" table:formula="of:=[.F13]+28" office:value-type="date" office:date-value="2020-04-27" calcext:value-type="date">
            <text:p>27-Apr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7" table:formula="of:=[.I13]-[.G14]+[.H14]" office:value-type="float" office:value="2619.48" calcext:value-type="float">
            <text:p>2619.48</text:p>
          </table:table-cell>
          <table:table-cell table:style-name="ce146"/>
          <table:table-cell table:style-name="ce720" office:value-type="string" calcext:value-type="string">
            <text:p>Fixed Rate ISA (39)</text:p>
          </table:table-cell>
          <table:table-cell table:style-name="ce726" table:number-columns-repeated="2"/>
          <table:table-cell table:style-name="ce726" office:value-type="string" calcext:value-type="string">
            <text:p>MG 2017 allowance</text:p>
          </table:table-cell>
          <table:table-cell table:style-name="ce726"/>
          <table:table-cell table:style-name="ce743"/>
          <table:table-cell table:number-columns-repeated="48"/>
        </table:table-row>
        <table:table-row table:style-name="ro1">
          <table:table-cell table:style-name="Default"/>
          <table:table-cell table:style-name="ce623" office:value-type="string" calcext:value-type="string">
            <text:p>Account No:</text:p>
          </table:table-cell>
          <table:table-cell table:style-name="ce626"/>
          <table:table-cell table:style-name="ce626" office:value-type="string" calcext:value-type="string">
            <text:p>9 <text:s/>40837033</text:p>
          </table:table-cell>
          <table:table-cell table:style-name="ce187"/>
          <table:table-cell table:style-name="ce623" table:formula="of:=[.F14]+28" office:value-type="date" office:date-value="2020-05-25" calcext:value-type="date">
            <text:p>25-May</text:p>
          </table:table-cell>
          <table:table-cell table:style-name="ce626"/>
          <table:table-cell table:style-name="ce626" office:value-type="float" office:value="82.8" calcext:value-type="float">
            <text:p>82.8</text:p>
          </table:table-cell>
          <table:table-cell table:style-name="ce187" table:formula="of:=[.I14]-[.G15]+[.H15]" office:value-type="float" office:value="2702.28" calcext:value-type="float">
            <text:p>2702.28</text:p>
          </table:table-cell>
          <table:table-cell table:style-name="ce146"/>
          <table:table-cell table:style-name="ce721" office:value-type="string" calcext:value-type="string">
            <text:p>Account No:</text:p>
          </table:table-cell>
          <table:table-cell table:style-name="ce727" office:value-type="string" calcext:value-type="string">
            <text:p>(9)71283485</text:p>
          </table:table-cell>
          <table:table-cell table:style-name="ce734" office:value-type="string" calcext:value-type="string">
            <text:p>40-63-01</text:p>
          </table:table-cell>
          <table:table-cell table:style-name="ce727" office:value-type="string" calcext:value-type="string">
            <text:p>Coventry</text:p>
          </table:table-cell>
          <table:table-cell table:style-name="ce727"/>
          <table:table-cell table:style-name="ce744"/>
          <table:table-cell table:number-columns-repeated="48"/>
        </table:table-row>
        <table:table-row table:style-name="ro1">
          <table:table-cell table:style-name="Default"/>
          <table:table-cell table:style-name="ce623" office:value-type="string" calcext:value-type="string">
            <text:p>Sort Code:</text:p>
          </table:table-cell>
          <table:table-cell table:style-name="ce626"/>
          <table:table-cell table:style-name="ce626" office:value-type="string" calcext:value-type="string">
            <text:p>40 63 01</text:p>
          </table:table-cell>
          <table:table-cell table:style-name="ce187"/>
          <table:table-cell table:style-name="ce623" table:formula="of:=[.F15]+28" office:value-type="date" office:date-value="2020-06-22" calcext:value-type="date">
            <text:p>22-Jun</text:p>
          </table:table-cell>
          <table:table-cell table:style-name="ce626" table:number-columns-repeated="2"/>
          <table:table-cell table:style-name="ce187" table:formula="of:=[.I15]-[.G16]+[.H16]" office:value-type="float" office:value="2702.28" calcext:value-type="float">
            <text:p>2702.28</text:p>
          </table:table-cell>
          <table:table-cell table:style-name="ce146"/>
          <table:table-cell table:style-name="ce721" office:value-type="string" calcext:value-type="string">
            <text:p>Rate</text:p>
          </table:table-cell>
          <table:table-cell table:style-name="ce728" office:value-type="percentage" office:value="0.014" calcext:value-type="percentage">
            <text:p>1.40%</text:p>
          </table:table-cell>
          <table:table-cell table:style-name="ce727"/>
          <table:table-cell table:style-name="ce737" office:value-type="float" office:value="0" calcext:value-type="float">
            <text:p>0</text:p>
          </table:table-cell>
          <table:table-cell table:style-name="ce727"/>
          <table:table-cell table:style-name="ce744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187"/>
          <table:table-cell table:style-name="ce623" table:formula="of:=[.F16]+28" office:value-type="date" office:date-value="2020-07-20" calcext:value-type="date">
            <text:p>20-Jul</text:p>
          </table:table-cell>
          <table:table-cell table:style-name="ce626" table:number-columns-repeated="2"/>
          <table:table-cell table:style-name="ce187" table:formula="of:=[.I16]-[.G17]+[.H17]" office:value-type="float" office:value="2702.28" calcext:value-type="float">
            <text:p>2702.28</text:p>
          </table:table-cell>
          <table:table-cell table:style-name="ce146"/>
          <table:table-cell table:style-name="ce722" office:value-type="date" office:date-value="2017-04-25" calcext:value-type="date">
            <text:p>25 Apr 2017</text:p>
          </table:table-cell>
          <table:table-cell table:style-name="ce727"/>
          <table:table-cell table:style-name="ce727" office:value-type="float" office:value="12500" calcext:value-type="float">
            <text:p>12500</text:p>
          </table:table-cell>
          <table:table-cell table:style-name="ce738" table:formula="of:=[.N16]-[.L17]+[.M17]" office:value-type="float" office:value="12500" calcext:value-type="float">
            <text:p>12500</text:p>
          </table:table-cell>
          <table:table-cell table:style-name="ce727" office:value-type="string" calcext:value-type="string">
            <text:p>MG 2017</text:p>
          </table:table-cell>
          <table:table-cell table:style-name="ce744"/>
          <table:table-cell table:number-columns-repeated="48"/>
        </table:table-row>
        <table:table-row table:style-name="ro1">
          <table:table-cell table:style-name="Default"/>
          <table:table-cell table:style-name="ce624" office:value-type="date" office:date-value="2014-07-01" calcext:value-type="date">
            <text:p>01-Jul</text:p>
          </table:table-cell>
          <table:table-cell table:style-name="ce670"/>
          <table:table-cell table:style-name="ce626"/>
          <table:table-cell table:style-name="ce681" office:value-type="float" office:value="4.51" calcext:value-type="float">
            <text:p>4.51</text:p>
          </table:table-cell>
          <table:table-cell table:style-name="ce623" table:formula="of:=[.F17]+28" office:value-type="date" office:date-value="2020-08-17" calcext:value-type="date">
            <text:p>17-Aug</text:p>
          </table:table-cell>
          <table:table-cell table:style-name="ce626" table:number-columns-repeated="2"/>
          <table:table-cell table:style-name="ce187" table:formula="of:=[.I17]-[.G18]+[.H18]" office:value-type="float" office:value="2702.28" calcext:value-type="float">
            <text:p>2702.28</text:p>
          </table:table-cell>
          <table:table-cell table:style-name="ce146"/>
          <table:table-cell table:style-name="ce722" office:value-type="date" office:date-value="2017-05-31" calcext:value-type="date">
            <text:p>31 May 2017</text:p>
          </table:table-cell>
          <table:table-cell table:style-name="ce727"/>
          <table:table-cell table:style-name="ce727" office:value-type="float" office:value="17.26" calcext:value-type="float">
            <text:p>17.26</text:p>
          </table:table-cell>
          <table:table-cell table:style-name="ce738" table:formula="of:=[.N17]-[.L18]+[.M18]" office:value-type="float" office:value="12517.26" calcext:value-type="float">
            <text:p>12517.26</text:p>
          </table:table-cell>
          <table:table-cell table:style-name="ce727"/>
          <table:table-cell table:style-name="ce744"/>
          <table:table-cell table:number-columns-repeated="48"/>
        </table:table-row>
        <table:table-row table:style-name="ro1">
          <table:table-cell table:style-name="Default"/>
          <table:table-cell table:style-name="ce624" office:value-type="date" office:date-value="2014-07-03" calcext:value-type="date">
            <text:p>03-Jul</text:p>
          </table:table-cell>
          <table:table-cell table:style-name="ce626"/>
          <table:table-cell table:style-name="ce626" office:value-type="float" office:value="4000" calcext:value-type="float">
            <text:p>4000</text:p>
          </table:table-cell>
          <table:table-cell table:style-name="ce681" table:formula="of:=[.E18]-[.C19]+[.D19]" office:value-type="float" office:value="4004.51" calcext:value-type="float">
            <text:p>4004.51</text:p>
          </table:table-cell>
          <table:table-cell table:style-name="ce623" table:formula="of:=[.F18]+28" office:value-type="date" office:date-value="2020-09-14" calcext:value-type="date">
            <text:p>14-Sep</text:p>
          </table:table-cell>
          <table:table-cell table:style-name="ce626" table:number-columns-repeated="2"/>
          <table:table-cell table:style-name="ce187" table:formula="of:=[.I18]-[.G19]+[.H19]" office:value-type="float" office:value="2702.28" calcext:value-type="float">
            <text:p>2702.28</text:p>
          </table:table-cell>
          <table:table-cell table:style-name="ce146"/>
          <table:table-cell table:style-name="ce722" office:value-type="date" office:date-value="2018-05-31" calcext:value-type="date">
            <text:p>31 May 2018</text:p>
          </table:table-cell>
          <table:table-cell table:style-name="ce727"/>
          <table:table-cell table:style-name="ce727" office:value-type="float" office:value="175.24" calcext:value-type="float">
            <text:p>175.24</text:p>
          </table:table-cell>
          <table:table-cell table:style-name="ce738" table:formula="of:=[.N18]-[.L19]+[.M19]" office:value-type="float" office:value="12692.5" calcext:value-type="float">
            <text:p>12692.5</text:p>
          </table:table-cell>
          <table:table-cell table:style-name="ce727"/>
          <table:table-cell table:style-name="ce744"/>
          <table:table-cell table:number-columns-repeated="48"/>
        </table:table-row>
        <table:table-row table:style-name="ro1">
          <table:table-cell table:style-name="Default"/>
          <table:table-cell table:style-name="ce592" office:value-type="date" office:date-value="2015-02-20" calcext:value-type="date">
            <text:p>20-Feb</text:p>
          </table:table-cell>
          <table:table-cell table:style-name="ce626"/>
          <table:table-cell table:style-name="ce626" office:value-type="float" office:value="49.21" calcext:value-type="float">
            <text:p>49.21</text:p>
          </table:table-cell>
          <table:table-cell table:style-name="ce681" table:formula="of:=[.E19]-[.C20]+[.D20]" office:value-type="float" office:value="4053.72" calcext:value-type="float">
            <text:p>4053.72</text:p>
          </table:table-cell>
          <table:table-cell table:style-name="ce623" table:formula="of:=[.F19]+28" office:value-type="date" office:date-value="2020-10-12" calcext:value-type="date">
            <text:p>12-Oct</text:p>
          </table:table-cell>
          <table:table-cell table:style-name="ce626" table:number-columns-repeated="2"/>
          <table:table-cell table:style-name="ce187" table:formula="of:=[.I19]-[.G20]+[.H20]" office:value-type="float" office:value="2702.28" calcext:value-type="float">
            <text:p>2702.28</text:p>
          </table:table-cell>
          <table:table-cell table:style-name="ce146"/>
          <table:table-cell table:style-name="ce722"/>
          <table:table-cell table:style-name="ce727"/>
          <table:table-cell table:style-name="ce727" office:value-type="float" office:value="177.7" calcext:value-type="float">
            <text:p>177.7</text:p>
          </table:table-cell>
          <table:table-cell table:style-name="ce738" table:formula="of:=[.N19]-[.L20]+[.M20]" office:value-type="float" office:value="12870.2" calcext:value-type="float">
            <text:p>12870.2</text:p>
          </table:table-cell>
          <table:table-cell table:style-name="ce727"/>
          <table:table-cell table:style-name="ce744"/>
          <table:table-cell table:number-columns-repeated="48"/>
        </table:table-row>
        <table:table-row table:style-name="ro1">
          <table:table-cell table:style-name="Default"/>
          <table:table-cell table:style-name="ce592" office:value-type="date" office:date-value="2015-02-25" calcext:value-type="date">
            <text:p>25-Feb</text:p>
          </table:table-cell>
          <table:table-cell table:style-name="ce626"/>
          <table:table-cell table:style-name="ce626" office:value-type="float" office:value="7000" calcext:value-type="float">
            <text:p>7000</text:p>
          </table:table-cell>
          <table:table-cell table:style-name="ce681" table:formula="of:=[.E20]-[.C21]+[.D21]" office:value-type="float" office:value="11053.72" calcext:value-type="float">
            <text:p>11053.72</text:p>
          </table:table-cell>
          <table:table-cell table:style-name="ce623" table:formula="of:=[.F20]+28" office:value-type="date" office:date-value="2020-11-09" calcext:value-type="date">
            <text:p>09-Nov</text:p>
          </table:table-cell>
          <table:table-cell table:style-name="ce626" table:number-columns-repeated="2"/>
          <table:table-cell table:style-name="ce187" table:formula="of:=[.I20]-[.G21]+[.H21]" office:value-type="float" office:value="2702.28" calcext:value-type="float">
            <text:p>2702.28</text:p>
          </table:table-cell>
          <table:table-cell table:style-name="ce146"/>
          <table:table-cell table:style-name="ce723" office:value-type="string" calcext:value-type="string">
            <text:p>Total</text:p>
          </table:table-cell>
          <table:table-cell table:style-name="ce727" table:number-columns-repeated="2"/>
          <table:table-cell table:style-name="ce739" table:formula="of:=[.N20]-[.L21]+[.M21]" office:value-type="float" office:value="12870.2" calcext:value-type="float">
            <text:p>12870.2</text:p>
          </table:table-cell>
          <table:table-cell table:style-name="ce727"/>
          <table:table-cell table:style-name="ce744"/>
          <table:table-cell table:number-columns-repeated="48"/>
        </table:table-row>
        <table:table-row table:style-name="ro1">
          <table:table-cell table:style-name="Default"/>
          <table:table-cell table:style-name="ce592" office:value-type="date" office:date-value="2015-03-13" calcext:value-type="date">
            <text:p>13-Mar</text:p>
          </table:table-cell>
          <table:table-cell table:style-name="ce626" office:value-type="float" office:value="2500" calcext:value-type="float">
            <text:p>2500</text:p>
          </table:table-cell>
          <table:table-cell table:style-name="ce626"/>
          <table:table-cell table:style-name="ce681" table:formula="of:=[.E21]-[.C22]+[.D22]" office:value-type="float" office:value="8553.72" calcext:value-type="float">
            <text:p>8553.72</text:p>
          </table:table-cell>
          <table:table-cell table:style-name="ce623" table:formula="of:=[.F21]+28" office:value-type="date" office:date-value="2020-12-07" calcext:value-type="date">
            <text:p>07-Dec</text:p>
          </table:table-cell>
          <table:table-cell table:style-name="ce626" table:number-columns-repeated="2"/>
          <table:table-cell table:style-name="ce187" table:formula="of:=[.I21]-[.G22]+[.H22]" office:value-type="float" office:value="2702.28" calcext:value-type="float">
            <text:p>2702.28</text:p>
          </table:table-cell>
          <table:table-cell table:style-name="ce146"/>
          <table:table-cell table:style-name="ce724" office:value-type="string" calcext:value-type="string">
            <text:p>Matures </text:p>
          </table:table-cell>
          <table:table-cell table:style-name="ce730" office:value-type="date" office:date-value="2020-05-31" calcext:value-type="date">
            <text:p>31 May 2020</text:p>
          </table:table-cell>
          <table:table-cell table:style-name="ce735" table:number-columns-repeated="3"/>
          <table:table-cell table:style-name="ce745"/>
          <table:table-cell table:number-columns-repeated="48"/>
        </table:table-row>
        <table:table-row table:style-name="ro1">
          <table:table-cell table:style-name="Default"/>
          <table:table-cell table:style-name="ce592" office:value-type="date" office:date-value="2015-03-24" calcext:value-type="date">
            <text:p>24-Mar</text:p>
          </table:table-cell>
          <table:table-cell table:style-name="ce626" office:value-type="float" office:value="8500" calcext:value-type="float">
            <text:p>8500</text:p>
          </table:table-cell>
          <table:table-cell table:style-name="ce626"/>
          <table:table-cell table:style-name="ce681" table:formula="of:=[.E22]-[.C23]+[.D23]" office:value-type="float" office:value="53.7200000000012" calcext:value-type="float">
            <text:p>53.72</text:p>
          </table:table-cell>
          <table:table-cell table:style-name="ce623"/>
          <table:table-cell table:style-name="ce626" table:number-columns-repeated="2"/>
          <table:table-cell table:style-name="ce187" table:formula="of:=[.I22]-[.G23]+[.H23]" office:value-type="float" office:value="2702.28" calcext:value-type="float">
            <text:p>2702.2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/>
          <table:table-cell table:style-name="ce626" office:value-type="float" office:value="13.37" calcext:value-type="float">
            <text:p>13.37</text:p>
          </table:table-cell>
          <table:table-cell table:style-name="ce681" table:formula="of:=[.E23]-[.C24]+[.D24]" office:value-type="float" office:value="67.0900000000012" calcext:value-type="float">
            <text:p>67.09</text:p>
          </table:table-cell>
          <table:table-cell table:style-name="ce623"/>
          <table:table-cell table:style-name="ce626" table:number-columns-repeated="2"/>
          <table:table-cell table:style-name="ce187" table:formula="of:=[.I23]-[.G24]+[.H24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/>
          <table:table-cell table:style-name="ce626" table:formula="of:=1.13+0.91" office:value-type="float" office:value="2.04" calcext:value-type="float">
            <text:p>2.04</text:p>
          </table:table-cell>
          <table:table-cell table:style-name="ce681" table:formula="of:=[.E24]-[.C25]+[.D25]" office:value-type="float" office:value="69.1300000000012" calcext:value-type="float">
            <text:p>69.13</text:p>
          </table:table-cell>
          <table:table-cell table:style-name="ce623"/>
          <table:table-cell table:style-name="ce626" table:number-columns-repeated="2"/>
          <table:table-cell table:style-name="ce187" table:formula="of:=[.I24]-[.G25]+[.H25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/>
          <table:table-cell table:style-name="ce626" office:value-type="float" office:value="0.87" calcext:value-type="float">
            <text:p>0.87</text:p>
          </table:table-cell>
          <table:table-cell table:style-name="ce681" table:formula="of:=[.E25]-[.C26]+[.D26]" office:value-type="float" office:value="70.0000000000012" calcext:value-type="float">
            <text:p>70.00</text:p>
          </table:table-cell>
          <table:table-cell table:style-name="ce623"/>
          <table:table-cell table:style-name="ce626" table:number-columns-repeated="2"/>
          <table:table-cell table:style-name="ce187" table:formula="of:=[.I25]-[.G26]+[.H26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26]-[.C27]+[.D27]" office:value-type="float" office:value="70.0000000000012" calcext:value-type="float">
            <text:p>70.00</text:p>
          </table:table-cell>
          <table:table-cell table:style-name="ce623"/>
          <table:table-cell table:style-name="ce626" table:number-columns-repeated="2"/>
          <table:table-cell table:style-name="ce187" table:formula="of:=[.I26]-[.G27]+[.H27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27]-[.C28]+[.D28]" office:value-type="float" office:value="70.0000000000012" calcext:value-type="float">
            <text:p>70.00</text:p>
          </table:table-cell>
          <table:table-cell table:style-name="ce623"/>
          <table:table-cell table:style-name="ce626" table:number-columns-repeated="2"/>
          <table:table-cell table:style-name="ce187" table:formula="of:=[.I27]-[.G28]+[.H28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28]-[.C29]+[.D29]" office:value-type="float" office:value="70.0000000000012" calcext:value-type="float">
            <text:p>70.00</text:p>
          </table:table-cell>
          <table:table-cell table:style-name="ce623"/>
          <table:table-cell table:style-name="ce626" table:number-columns-repeated="2"/>
          <table:table-cell table:style-name="ce187" table:formula="of:=[.I28]-[.G29]+[.H29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29]-[.C30]+[.D30]" office:value-type="float" office:value="70.0000000000012" calcext:value-type="float">
            <text:p>70.00</text:p>
          </table:table-cell>
          <table:table-cell table:style-name="ce611" office:value-type="string" calcext:value-type="string">
            <text:p>Total </text:p>
          </table:table-cell>
          <table:table-cell table:style-name="ce696" table:number-columns-repeated="2"/>
          <table:table-cell table:style-name="ce677" table:formula="of:=[.I29]-[.G30]+[.H30]" office:value-type="float" office:value="2702.28" calcext:value-type="float">
            <text:p>2702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30]-[.C31]+[.D31]" office:value-type="float" office:value="70.0000000000012" calcext:value-type="float">
            <text:p>70.00</text:p>
          </table:table-cell>
          <table:table-cell table:style-name="ce684" office:value-type="string" calcext:value-type="string">
            <text:p>Nationwide Invest Direct</text:p>
          </table:table-cell>
          <table:table-cell table:style-name="ce697"/>
          <table:table-cell table:style-name="ce708"/>
          <table:table-cell table:style-name="ce713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31]-[.C32]+[.D32]" office:value-type="float" office:value="70.0000000000012" calcext:value-type="float">
            <text:p>70.00</text:p>
          </table:table-cell>
          <table:table-cell table:style-name="ce685" office:value-type="string" calcext:value-type="string">
            <text:p>Ms Wikes &amp; Mr Gadsby</text:p>
          </table:table-cell>
          <table:table-cell table:style-name="ce698"/>
          <table:table-cell table:style-name="ce709"/>
          <table:table-cell table:style-name="ce714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32]-[.C33]+[.D33]" office:value-type="float" office:value="70.0000000000012" calcext:value-type="float">
            <text:p>70.00</text:p>
          </table:table-cell>
          <table:table-cell table:style-name="ce685" office:value-type="string" calcext:value-type="string">
            <text:p>Account No:</text:p>
          </table:table-cell>
          <table:table-cell table:style-name="ce698"/>
          <table:table-cell table:style-name="ce702" office:value-type="string" calcext:value-type="string">
            <text:p>85430223</text:p>
          </table:table-cell>
          <table:table-cell table:style-name="ce714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33]-[.C34]+[.D34]" office:value-type="float" office:value="70.0000000000012" calcext:value-type="float">
            <text:p>70.00</text:p>
          </table:table-cell>
          <table:table-cell table:style-name="ce686" office:value-type="string" calcext:value-type="string">
            <text:p>Sort Code:</text:p>
          </table:table-cell>
          <table:table-cell table:style-name="ce698"/>
          <table:table-cell table:style-name="ce701" office:value-type="string" calcext:value-type="string">
            <text:p>07 00 30</text:p>
          </table:table-cell>
          <table:table-cell table:style-name="ce714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34]-[.C35]+[.D35]" office:value-type="float" office:value="70.0000000000012" calcext:value-type="float">
            <text:p>70.00</text:p>
          </table:table-cell>
          <table:table-cell table:style-name="ce686"/>
          <table:table-cell table:style-name="ce699"/>
          <table:table-cell table:style-name="ce709"/>
          <table:table-cell table:style-name="ce714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35]-[.C36]+[.D36]" office:value-type="float" office:value="70.0000000000012" calcext:value-type="float">
            <text:p>70.00</text:p>
          </table:table-cell>
          <table:table-cell table:style-name="ce687"/>
          <table:table-cell table:style-name="ce699"/>
          <table:table-cell table:style-name="ce709"/>
          <table:table-cell table:style-name="ce714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36]-[.C37]+[.D37]" office:value-type="float" office:value="70.0000000000012" calcext:value-type="float">
            <text:p>70.00</text:p>
          </table:table-cell>
          <table:table-cell table:style-name="ce688"/>
          <table:table-cell table:style-name="ce699"/>
          <table:table-cell table:style-name="ce709"/>
          <table:table-cell table:style-name="ce261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2"/>
          <table:table-cell table:style-name="ce626" table:number-columns-repeated="2"/>
          <table:table-cell table:style-name="ce681" table:formula="of:=[.E37]-[.C38]+[.D38]" office:value-type="float" office:value="70.0000000000012" calcext:value-type="float">
            <text:p>70.00</text:p>
          </table:table-cell>
          <table:table-cell table:style-name="ce688"/>
          <table:table-cell table:style-name="ce701"/>
          <table:table-cell table:style-name="ce709"/>
          <table:table-cell table:style-name="ce261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11" office:value-type="string" calcext:value-type="string">
            <text:p>Total</text:p>
          </table:table-cell>
          <table:table-cell table:style-name="ce669" table:number-columns-repeated="2"/>
          <table:table-cell table:style-name="ce682" table:formula="of:=[.E38]-[.C39]+[.D39]" office:value-type="float" office:value="70.0000000000012" calcext:value-type="float">
            <text:p>70.00</text:p>
          </table:table-cell>
          <table:table-cell table:style-name="ce688"/>
          <table:table-cell table:style-name="ce699"/>
          <table:table-cell table:style-name="ce709"/>
          <table:table-cell table:style-name="ce261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1" office:value-type="string" calcext:value-type="string">
            <text:p>Molly Alice Gadsby - Cash Child Trust Fund</text:p>
          </table:table-cell>
          <table:table-cell table:style-name="ce625" table:number-columns-repeated="2"/>
          <table:table-cell table:style-name="ce676"/>
          <table:table-cell table:style-name="Default"/>
          <table:table-cell table:style-name="ce685"/>
          <table:table-cell table:style-name="ce699"/>
          <table:table-cell table:style-name="ce709"/>
          <table:table-cell table:style-name="ce261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 office:value-type="string" calcext:value-type="string">
            <text:p>Nationwide</text:p>
          </table:table-cell>
          <table:table-cell table:style-name="ce626"/>
          <table:table-cell table:style-name="ce626" office:value-type="string" calcext:value-type="string">
            <text:p>PH856072A</text:p>
          </table:table-cell>
          <table:table-cell table:style-name="ce187"/>
          <table:table-cell table:style-name="Default"/>
          <table:table-cell table:style-name="ce685"/>
          <table:table-cell table:style-name="ce699"/>
          <table:table-cell table:style-name="ce709"/>
          <table:table-cell table:style-name="ce261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7"/>
          <table:table-cell table:style-name="Default"/>
          <table:table-cell table:style-name="ce685"/>
          <table:table-cell table:style-name="ce702"/>
          <table:table-cell table:style-name="ce243"/>
          <table:table-cell table:style-name="ce261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7" office:value-type="float" office:value="1665.01" calcext:value-type="float">
            <text:p>1665.01</text:p>
          </table:table-cell>
          <table:table-cell table:style-name="Default"/>
          <table:table-cell table:style-name="ce685"/>
          <table:table-cell table:style-name="ce702"/>
          <table:table-cell table:style-name="ce243"/>
          <table:table-cell table:style-name="ce261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2-10-15" calcext:value-type="date">
            <text:p>15-Oct-12</text:p>
          </table:table-cell>
          <table:table-cell table:style-name="ce626"/>
          <table:table-cell table:style-name="ce626" office:value-type="float" office:value="18.33" calcext:value-type="float">
            <text:p>18.33</text:p>
          </table:table-cell>
          <table:table-cell table:style-name="ce187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689" office:value-type="string" calcext:value-type="string">
            <text:p>Total</text:p>
          </table:table-cell>
          <table:table-cell table:style-name="ce703"/>
          <table:table-cell table:style-name="ce710"/>
          <table:table-cell table:style-name="ce71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3-10-15" calcext:value-type="date">
            <text:p>15-Oct-13</text:p>
          </table:table-cell>
          <table:table-cell table:style-name="ce626"/>
          <table:table-cell table:style-name="ce626" office:value-type="float" office:value="18.49" calcext:value-type="float">
            <text:p>18.49</text:p>
          </table:table-cell>
          <table:table-cell table:style-name="ce187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690" office:value-type="string" calcext:value-type="string">
            <text:p>Tesco Internet Save </text:p>
          </table:table-cell>
          <table:table-cell table:style-name="ce704" table:number-columns-repeated="2"/>
          <table:table-cell table:style-name="ce71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04" office:value-type="date" office:date-value="2014-10-15" calcext:value-type="date">
            <text:p>15-Oct-14</text:p>
          </table:table-cell>
          <table:table-cell table:style-name="ce626"/>
          <table:table-cell table:style-name="ce626" office:value-type="float" office:value="18.71" calcext:value-type="float">
            <text:p>18.71</text:p>
          </table:table-cell>
          <table:table-cell table:style-name="ce187" table:formula="of:=[.D45]-[.B46]+[.C46]" office:value-type="float" office:value="1720.54" calcext:value-type="float">
            <text:p>1720.54</text:p>
          </table:table-cell>
          <table:table-cell/>
          <table:table-cell table:style-name="ce691" office:value-type="string" calcext:value-type="string">
            <text:p>Account No:</text:p>
          </table:table-cell>
          <table:table-cell table:style-name="ce705" table:number-columns-repeated="2"/>
          <table:table-cell table:style-name="ce71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04" office:value-type="date" office:date-value="2015-10-15" calcext:value-type="date">
            <text:p>15-Oct-15</text:p>
          </table:table-cell>
          <table:table-cell table:style-name="ce626"/>
          <table:table-cell table:style-name="ce626" office:value-type="float" office:value="38.48" calcext:value-type="float">
            <text:p>38.48</text:p>
          </table:table-cell>
          <table:table-cell table:style-name="ce187" table:formula="of:=[.D46]-[.B47]+[.C47]" office:value-type="float" office:value="1759.02" calcext:value-type="float">
            <text:p>1759.02</text:p>
          </table:table-cell>
          <table:table-cell/>
          <table:table-cell table:style-name="ce691" office:value-type="string" calcext:value-type="string">
            <text:p>Sort Code:</text:p>
          </table:table-cell>
          <table:table-cell table:style-name="ce705" table:number-columns-repeated="2"/>
          <table:table-cell table:style-name="ce7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6-10-15" calcext:value-type="date">
            <text:p>15-Oct-16</text:p>
          </table:table-cell>
          <table:table-cell table:style-name="ce626"/>
          <table:table-cell table:style-name="ce626" office:value-type="float" office:value="56.66" calcext:value-type="float">
            <text:p>56.66</text:p>
          </table:table-cell>
          <table:table-cell table:style-name="ce187" table:formula="of:=[.D47]-[.B48]+[.C48]" office:value-type="float" office:value="1815.68" calcext:value-type="float">
            <text:p>1815.68</text:p>
          </table:table-cell>
          <table:table-cell/>
          <table:table-cell table:style-name="ce691" office:value-type="string" calcext:value-type="string">
            <text:p>Reference No. </text:p>
          </table:table-cell>
          <table:table-cell table:style-name="ce705"/>
          <table:table-cell table:style-name="ce711" office:value-type="string" calcext:value-type="string">
            <text:p>2009010714914</text:p>
          </table:table-cell>
          <table:table-cell table:style-name="ce7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7-10-15" calcext:value-type="date">
            <text:p>15-Oct-17</text:p>
          </table:table-cell>
          <table:table-cell table:style-name="ce626"/>
          <table:table-cell table:style-name="ce626" office:value-type="float" office:value="56.66" calcext:value-type="float">
            <text:p>56.66</text:p>
          </table:table-cell>
          <table:table-cell table:style-name="ce187" table:formula="of:=[.D48]-[.B49]+[.C49]" office:value-type="float" office:value="1872.34" calcext:value-type="float">
            <text:p>1872.34</text:p>
          </table:table-cell>
          <table:table-cell/>
          <table:table-cell table:style-name="ce692" office:value-type="string" calcext:value-type="string">
            <text:p>Word</text:p>
          </table:table-cell>
          <table:table-cell table:style-name="ce706"/>
          <table:table-cell table:style-name="ce705" office:value-type="string" calcext:value-type="string">
            <text:p>Florence</text:p>
          </table:table-cell>
          <table:table-cell table:style-name="ce7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8-10-15" calcext:value-type="date">
            <text:p>15-Oct-18</text:p>
          </table:table-cell>
          <table:table-cell table:style-name="ce626"/>
          <table:table-cell table:style-name="ce626" office:value-type="float" office:value="1000" calcext:value-type="float">
            <text:p>1000</text:p>
          </table:table-cell>
          <table:table-cell table:style-name="ce187" table:formula="of:=[.D49]-[.B50]+[.C50]" office:value-type="float" office:value="2872.34" calcext:value-type="float">
            <text:p>2872.34</text:p>
          </table:table-cell>
          <table:table-cell/>
          <table:table-cell table:style-name="ce693"/>
          <table:table-cell table:style-name="ce706"/>
          <table:table-cell table:style-name="ce705"/>
          <table:table-cell table:style-name="ce7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9-10-15" calcext:value-type="date">
            <text:p>15-Oct-19</text:p>
          </table:table-cell>
          <table:table-cell table:style-name="ce626"/>
          <table:table-cell table:style-name="ce626" office:value-type="float" office:value="56.66" calcext:value-type="float">
            <text:p>56.66</text:p>
          </table:table-cell>
          <table:table-cell table:style-name="ce187" table:formula="of:=[.D50]-[.B51]+[.C51]" office:value-type="float" office:value="2929" calcext:value-type="float">
            <text:p>2929</text:p>
          </table:table-cell>
          <table:table-cell/>
          <table:table-cell table:style-name="ce693"/>
          <table:table-cell table:style-name="ce706"/>
          <table:table-cell table:style-name="ce705"/>
          <table:table-cell table:style-name="ce71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04" office:value-type="date" office:date-value="2019-01-28" calcext:value-type="date">
            <text:p>28-Jan-19</text:p>
          </table:table-cell>
          <table:table-cell table:style-name="ce626" office:value-type="float" office:value="280" calcext:value-type="float">
            <text:p>280</text:p>
          </table:table-cell>
          <table:table-cell table:style-name="ce626"/>
          <table:table-cell table:style-name="ce187" table:formula="of:=[.D51]-[.B52]+[.C52]" office:value-type="float" office:value="2649" calcext:value-type="float">
            <text:p>2649</text:p>
          </table:table-cell>
          <table:table-cell/>
          <table:table-cell table:style-name="ce693"/>
          <table:table-cell table:style-name="ce705" table:number-columns-repeated="2"/>
          <table:table-cell table:style-name="ce71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7" table:formula="of:=[.D52]-[.B53]+[.C53]" office:value-type="float" office:value="2649" calcext:value-type="float">
            <text:p>2649</text:p>
          </table:table-cell>
          <table:table-cell/>
          <table:table-cell table:style-name="ce694"/>
          <table:table-cell table:style-name="ce705" table:number-columns-repeated="2"/>
          <table:table-cell table:style-name="ce71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7" table:formula="of:=[.D53]-[.B54]+[.C54]" office:value-type="float" office:value="2649" calcext:value-type="float">
            <text:p>2649</text:p>
          </table:table-cell>
          <table:table-cell/>
          <table:table-cell table:style-name="ce694"/>
          <table:table-cell table:style-name="ce705" table:number-columns-repeated="2"/>
          <table:table-cell table:style-name="ce71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7" table:formula="of:=[.D54]-[.B55]+[.C55]" office:value-type="float" office:value="2649" calcext:value-type="float">
            <text:p>2649</text:p>
          </table:table-cell>
          <table:table-cell/>
          <table:table-cell table:style-name="ce694"/>
          <table:table-cell table:style-name="ce705" table:number-columns-repeated="2"/>
          <table:table-cell table:style-name="ce71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2"/>
          <table:table-cell table:style-name="ce626" table:number-columns-repeated="2"/>
          <table:table-cell table:style-name="ce187" table:formula="of:=[.D55]-[.B56]+[.C56]" office:value-type="float" office:value="2649" calcext:value-type="float">
            <text:p>2649</text:p>
          </table:table-cell>
          <table:table-cell/>
          <table:table-cell table:style-name="ce694"/>
          <table:table-cell table:style-name="ce705" table:number-columns-repeated="2"/>
          <table:table-cell table:style-name="ce71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611" office:value-type="string" calcext:value-type="string">
            <text:p>Total</text:p>
          </table:table-cell>
          <table:table-cell table:style-name="ce669" table:formula="of:=SUM([.B52:.B53])" office:value-type="float" office:value="280" calcext:value-type="float">
            <text:p>280</text:p>
          </table:table-cell>
          <table:table-cell table:style-name="ce669"/>
          <table:table-cell table:style-name="ce677" table:formula="of:=[.D56]-[.B57]+[.C57]" office:value-type="float" office:value="2369" calcext:value-type="float">
            <text:p>2369</text:p>
          </table:table-cell>
          <table:table-cell/>
          <table:table-cell table:style-name="ce694"/>
          <table:table-cell table:style-name="ce705" table:number-columns-repeated="2"/>
          <table:table-cell table:style-name="ce71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95" office:value-type="string" calcext:value-type="string">
            <text:p>Total</text:p>
          </table:table-cell>
          <table:table-cell table:style-name="ce707" table:number-columns-repeated="2"/>
          <table:table-cell table:style-name="ce718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07" table:number-columns-repeated="4"/>
          <table:table-cell table:number-columns-repeated="4"/>
          <table:table-cell table:style-name="ce294"/>
          <table:table-cell table:number-columns-repeated="39"/>
        </table:table-row>
        <table:table-row table:style-name="ro1">
          <table:table-cell table:number-columns-repeated="16"/>
          <table:table-cell table:style-name="ce390" table:number-columns-repeated="4"/>
          <table:table-cell table:number-columns-repeated="4"/>
          <table:table-cell table:style-name="ce294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94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25"/>
        <table:table-column table:style-name="co39" table:default-cell-style-name="ce225"/>
        <table:table-column table:style-name="co12" table:default-cell-style-name="ce763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294"/>
        <table:table-column table:style-name="co16" table:default-cell-style-name="ce146"/>
        <table:table-column table:style-name="co43" table:default-cell-style-name="ce146"/>
        <table:table-column table:style-name="co15" table:default-cell-style-name="ce217"/>
        <table:table-column table:style-name="co7" table:default-cell-style-name="ce146"/>
        <table:table-column table:style-name="co15" table:number-columns-repeated="50" table:default-cell-style-name="ce217"/>
        <table:table-row table:style-name="ro1">
          <table:table-cell table:style-name="ce746" office:value-type="string" calcext:value-type="string">
            <text:p>Bill</text:p>
          </table:table-cell>
          <table:table-cell table:style-name="ce752"/>
          <table:table-cell table:style-name="ce759" office:value-type="string" calcext:value-type="string">
            <text:p>Date Due</text:p>
          </table:table-cell>
          <table:table-cell table:style-name="ce764" office:value-type="string" calcext:value-type="string">
            <text:p>Amount</text:p>
          </table:table-cell>
          <table:table-cell table:style-name="ce769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3" table:formula="of:=[.C2]" office:value-type="date" office:date-value="2019-05-25" calcext:value-type="date">
            <text:p>19</text:p>
          </table:table-cell>
          <table:table-cell table:style-name="ce760" office:value-type="date" office:date-value="2019-05-25" calcext:value-type="date">
            <text:p>25-May</text:p>
          </table:table-cell>
          <table:table-cell table:style-name="ce765"/>
          <table:table-cell table:style-name="ce770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4" table:formula="of:=[.C3]" office:value-type="date" office:date-value="2021-05-25" calcext:value-type="date">
            <text:p>21</text:p>
          </table:table-cell>
          <table:table-cell table:style-name="ce760" office:value-type="date" office:date-value="2021-05-25" calcext:value-type="date">
            <text:p>25-May</text:p>
          </table:table-cell>
          <table:table-cell table:style-name="ce766" office:value-type="float" office:value="163" calcext:value-type="float">
            <text:p>£163.00</text:p>
          </table:table-cell>
          <table:table-cell table:style-name="ce770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Water</text:p>
          </table:table-cell>
          <table:table-cell table:style-name="ce754" table:formula="of:=[.C4]" office:value-type="date" office:date-value="2021-05-20" calcext:value-type="date">
            <text:p>21</text:p>
          </table:table-cell>
          <table:table-cell table:style-name="ce760" office:value-type="date" office:date-value="2021-05-20" calcext:value-type="date">
            <text:p>20-May</text:p>
          </table:table-cell>
          <table:table-cell table:style-name="ce765" office:value-type="float" office:value="300" calcext:value-type="float">
            <text:p>£300.00</text:p>
          </table:table-cell>
          <table:table-cell table:style-name="ce770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4" table:formula="of:=[.C5]" office:value-type="date" office:date-value="2021-06-01" calcext:value-type="date">
            <text:p>21</text:p>
          </table:table-cell>
          <table:table-cell table:style-name="ce760" office:value-type="date" office:date-value="2021-06-01" calcext:value-type="date">
            <text:p>01-Jun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4" table:formula="of:=[.C6]" office:value-type="date" office:date-value="2021-06-03" calcext:value-type="date">
            <text:p>21</text:p>
          </table:table-cell>
          <table:table-cell table:style-name="ce760" office:value-type="date" office:date-value="2021-06-03" calcext:value-type="date">
            <text:p>03-Jun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4" table:formula="of:=[.C7]" office:value-type="date" office:date-value="2021-06-12" calcext:value-type="date">
            <text:p>21</text:p>
          </table:table-cell>
          <table:table-cell table:style-name="ce760" office:value-type="date" office:date-value="2021-06-12" calcext:value-type="date">
            <text:p>12-Jun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4" table:formula="of:=[.C8]" office:value-type="date" office:date-value="2021-06-20" calcext:value-type="date">
            <text:p>21</text:p>
          </table:table-cell>
          <table:table-cell table:style-name="ce760" office:value-type="date" office:date-value="2021-06-20" calcext:value-type="date">
            <text:p>20-Jun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CT</text:p>
          </table:table-cell>
          <table:table-cell table:style-name="ce754" table:formula="of:=[.C9]" office:value-type="date" office:date-value="2021-06-25" calcext:value-type="date">
            <text:p>21</text:p>
          </table:table-cell>
          <table:table-cell table:style-name="ce760" office:value-type="date" office:date-value="2021-06-25" calcext:value-type="date">
            <text:p>25-Jun</text:p>
          </table:table-cell>
          <table:table-cell table:style-name="ce766" office:value-type="float" office:value="163" calcext:value-type="float">
            <text:p>£163.00</text:p>
          </table:table-cell>
          <table:table-cell table:style-name="ce770" table:formula="of:=[.E8]-[.D9]" office:value-type="float" office:value="-339.333333333333" calcext:value-type="float">
            <text:p>-£339.33</text:p>
          </table:table-cell>
          <table:table-cell/>
          <table:table-cell table:style-name="ce763" table:number-columns-repeated="2"/>
          <table:table-cell table:number-columns-repeated="56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4" table:formula="of:=[.C10]" office:value-type="date" office:date-value="2021-06-25" calcext:value-type="date">
            <text:p>21</text:p>
          </table:table-cell>
          <table:table-cell table:style-name="ce760" office:value-type="date" office:date-value="2021-06-25" calcext:value-type="date">
            <text:p>25-Jun</text:p>
          </table:table-cell>
          <table:table-cell table:style-name="ce765"/>
          <table:table-cell table:style-name="ce770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3" table:formula="of:=[.C11]" office:value-type="date" office:date-value="2020-07-01" calcext:value-type="date">
            <text:p>20</text:p>
          </table:table-cell>
          <table:table-cell table:style-name="ce760" office:value-type="date" office:date-value="2020-07-01" calcext:value-type="date">
            <text:p>01-Jul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3" table:formula="of:=[.C12]" office:value-type="date" office:date-value="2020-07-03" calcext:value-type="date">
            <text:p>20</text:p>
          </table:table-cell>
          <table:table-cell table:style-name="ce760" office:value-type="date" office:date-value="2020-07-03" calcext:value-type="date">
            <text:p>03-Jul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3" table:formula="of:=[.C13]" office:value-type="date" office:date-value="2020-07-12" calcext:value-type="date">
            <text:p>20</text:p>
          </table:table-cell>
          <table:table-cell table:style-name="ce760" office:value-type="date" office:date-value="2020-07-12" calcext:value-type="date">
            <text:p>12-Jul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3" table:formula="of:=[.C14]" office:value-type="date" office:date-value="2020-07-20" calcext:value-type="date">
            <text:p>20</text:p>
          </table:table-cell>
          <table:table-cell table:style-name="ce760" office:value-type="date" office:date-value="2020-07-20" calcext:value-type="date">
            <text:p>20-Jul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3" table:formula="of:=[.C15]" office:value-type="date" office:date-value="2020-07-25" calcext:value-type="date">
            <text:p>20</text:p>
          </table:table-cell>
          <table:table-cell table:style-name="ce760" office:value-type="date" office:date-value="2020-07-25" calcext:value-type="date">
            <text:p>25-Jul</text:p>
          </table:table-cell>
          <table:table-cell table:style-name="ce766" office:value-type="float" office:value="163" calcext:value-type="float">
            <text:p>£163.00</text:p>
          </table:table-cell>
          <table:table-cell table:style-name="ce770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3" table:formula="of:=[.C16]" office:value-type="date" office:date-value="2020-07-25" calcext:value-type="date">
            <text:p>20</text:p>
          </table:table-cell>
          <table:table-cell table:style-name="ce760" office:value-type="date" office:date-value="2020-07-25" calcext:value-type="date">
            <text:p>25-Jul</text:p>
          </table:table-cell>
          <table:table-cell table:style-name="ce765"/>
          <table:table-cell table:style-name="ce770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3" table:formula="of:=[.C17]" office:value-type="date" office:date-value="2020-08-01" calcext:value-type="date">
            <text:p>20</text:p>
          </table:table-cell>
          <table:table-cell table:style-name="ce760" office:value-type="date" office:date-value="2020-08-01" calcext:value-type="date">
            <text:p>01-Aug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3" table:formula="of:=[.C18]" office:value-type="date" office:date-value="2020-08-03" calcext:value-type="date">
            <text:p>20</text:p>
          </table:table-cell>
          <table:table-cell table:style-name="ce760" office:value-type="date" office:date-value="2020-08-03" calcext:value-type="date">
            <text:p>03-Aug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3" table:formula="of:=[.C19]" office:value-type="date" office:date-value="2020-08-12" calcext:value-type="date">
            <text:p>20</text:p>
          </table:table-cell>
          <table:table-cell table:style-name="ce760" office:value-type="date" office:date-value="2020-08-12" calcext:value-type="date">
            <text:p>12-Aug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18]-[.D19]" office:value-type="float" office:value="106" calcext:value-type="float">
            <text:p>£106.00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3" table:formula="of:=[.C20]" office:value-type="date" office:date-value="2020-08-20" calcext:value-type="date">
            <text:p>20</text:p>
          </table:table-cell>
          <table:table-cell table:style-name="ce760" office:value-type="date" office:date-value="2020-08-20" calcext:value-type="date">
            <text:p>20-Aug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763"/>
          <table:table-cell table:number-columns-repeated="50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3" table:formula="of:=[.C21]" office:value-type="date" office:date-value="2020-08-25" calcext:value-type="date">
            <text:p>20</text:p>
          </table:table-cell>
          <table:table-cell table:style-name="ce760" office:value-type="date" office:date-value="2020-08-25" calcext:value-type="date">
            <text:p>25-Aug</text:p>
          </table:table-cell>
          <table:table-cell table:style-name="ce766" office:value-type="float" office:value="163" calcext:value-type="float">
            <text:p>£163.00</text:p>
          </table:table-cell>
          <table:table-cell table:style-name="ce770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3" table:formula="of:=[.C22]" office:value-type="date" office:date-value="2020-08-25" calcext:value-type="date">
            <text:p>20</text:p>
          </table:table-cell>
          <table:table-cell table:style-name="ce760" office:value-type="date" office:date-value="2020-08-25" calcext:value-type="date">
            <text:p>25-Aug</text:p>
          </table:table-cell>
          <table:table-cell table:style-name="ce765"/>
          <table:table-cell table:style-name="ce770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3" table:formula="of:=[.C23]" office:value-type="date" office:date-value="2020-09-01" calcext:value-type="date">
            <text:p>20</text:p>
          </table:table-cell>
          <table:table-cell table:style-name="ce760" office:value-type="date" office:date-value="2020-09-01" calcext:value-type="date">
            <text:p>01-Sep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3" table:formula="of:=[.C24]" office:value-type="date" office:date-value="2020-09-03" calcext:value-type="date">
            <text:p>20</text:p>
          </table:table-cell>
          <table:table-cell table:style-name="ce760" office:value-type="date" office:date-value="2020-09-03" calcext:value-type="date">
            <text:p>03-Sep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3" table:formula="of:=[.C25]" office:value-type="date" office:date-value="2020-09-12" calcext:value-type="date">
            <text:p>20</text:p>
          </table:table-cell>
          <table:table-cell table:style-name="ce760" office:value-type="date" office:date-value="2020-09-12" calcext:value-type="date">
            <text:p>12-Sep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3" table:formula="of:=[.C26]" office:value-type="date" office:date-value="2020-09-20" calcext:value-type="date">
            <text:p>20</text:p>
          </table:table-cell>
          <table:table-cell table:style-name="ce760" office:value-type="date" office:date-value="2020-09-20" calcext:value-type="date">
            <text:p>20-Sep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3" table:formula="of:=[.C27]" office:value-type="date" office:date-value="2020-09-25" calcext:value-type="date">
            <text:p>20</text:p>
          </table:table-cell>
          <table:table-cell table:style-name="ce760" office:value-type="date" office:date-value="2020-09-25" calcext:value-type="date">
            <text:p>25-Sep</text:p>
          </table:table-cell>
          <table:table-cell table:style-name="ce766" office:value-type="float" office:value="163" calcext:value-type="float">
            <text:p>£163.00</text:p>
          </table:table-cell>
          <table:table-cell table:style-name="ce770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3" table:formula="of:=[.C28]" office:value-type="date" office:date-value="2020-09-25" calcext:value-type="date">
            <text:p>20</text:p>
          </table:table-cell>
          <table:table-cell table:style-name="ce760" office:value-type="date" office:date-value="2020-09-25" calcext:value-type="date">
            <text:p>25-Sep</text:p>
          </table:table-cell>
          <table:table-cell table:style-name="ce765"/>
          <table:table-cell table:style-name="ce770" table:formula="of:=[.E27]+[.$E$85]" office:value-type="float" office:value="501.443333333333" calcext:value-type="float">
            <text:p>£501.44</text:p>
          </table:table-cell>
          <table:table-cell/>
          <table:table-cell table:style-name="ce763" table:number-columns-repeated="2"/>
          <table:table-cell table:number-columns-repeated="2"/>
          <table:table-cell table:style-name="ce212"/>
          <table:table-cell table:number-columns-repeated="53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3" table:formula="of:=[.C29]" office:value-type="date" office:date-value="2020-10-01" calcext:value-type="date">
            <text:p>20</text:p>
          </table:table-cell>
          <table:table-cell table:style-name="ce760" office:value-type="date" office:date-value="2020-10-01" calcext:value-type="date">
            <text:p>01-Oct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3" table:formula="of:=[.C30]" office:value-type="date" office:date-value="2020-10-03" calcext:value-type="date">
            <text:p>20</text:p>
          </table:table-cell>
          <table:table-cell table:style-name="ce761" office:value-type="date" office:date-value="2020-10-03" calcext:value-type="date">
            <text:p>03-Oct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763"/>
          <table:table-cell table:number-columns-repeated="2"/>
          <table:table-cell table:style-name="ce212"/>
          <table:table-cell table:number-columns-repeated="53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3" table:formula="of:=[.C31]" office:value-type="date" office:date-value="2020-10-12" calcext:value-type="date">
            <text:p>20</text:p>
          </table:table-cell>
          <table:table-cell table:style-name="ce760" office:value-type="date" office:date-value="2020-10-12" calcext:value-type="date">
            <text:p>12-Oct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3" table:formula="of:=[.C32]" office:value-type="date" office:date-value="2020-10-20" calcext:value-type="date">
            <text:p>20</text:p>
          </table:table-cell>
          <table:table-cell table:style-name="ce760" office:value-type="date" office:date-value="2020-10-20" calcext:value-type="date">
            <text:p>20-Oct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31]-[.D32]" office:value-type="float" office:value="318.333333333333" calcext:value-type="float">
            <text:p>£318.33</text:p>
          </table:table-cell>
          <table:table-cell table:style-name="ce763"/>
          <table:table-cell table:number-columns-repeated="58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3" table:formula="of:=[.C33]" office:value-type="date" office:date-value="2020-10-25" calcext:value-type="date">
            <text:p>20</text:p>
          </table:table-cell>
          <table:table-cell table:style-name="ce760" office:value-type="date" office:date-value="2020-10-25" calcext:value-type="date">
            <text:p>25-Oct</text:p>
          </table:table-cell>
          <table:table-cell table:style-name="ce766" office:value-type="float" office:value="163" calcext:value-type="float">
            <text:p>£163.00</text:p>
          </table:table-cell>
          <table:table-cell table:style-name="ce770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3" table:formula="of:=[.C34]" office:value-type="date" office:date-value="2020-10-25" calcext:value-type="date">
            <text:p>20</text:p>
          </table:table-cell>
          <table:table-cell table:style-name="ce760" office:value-type="date" office:date-value="2020-10-25" calcext:value-type="date">
            <text:p>25-Oct</text:p>
          </table:table-cell>
          <table:table-cell table:style-name="ce765"/>
          <table:table-cell table:style-name="ce770" table:formula="of:=[.E33]+[.$E$85]" office:value-type="float" office:value="625.11" calcext:value-type="float">
            <text:p>£625.11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3" table:formula="of:=[.C35]" office:value-type="date" office:date-value="2020-11-01" calcext:value-type="date">
            <text:p>20</text:p>
          </table:table-cell>
          <table:table-cell table:style-name="ce760" office:value-type="date" office:date-value="2020-11-01" calcext:value-type="date">
            <text:p>01-Nov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3" table:formula="of:=[.C36]" office:value-type="date" office:date-value="2020-11-03" calcext:value-type="date">
            <text:p>20</text:p>
          </table:table-cell>
          <table:table-cell table:style-name="ce760" office:value-type="date" office:date-value="2020-11-03" calcext:value-type="date">
            <text:p>03-Nov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35]-[.D36]" office:value-type="float" office:value="489.11" calcext:value-type="float">
            <text:p>£489.11</text:p>
          </table:table-cell>
          <table:table-cell/>
          <table:table-cell table:style-name="ce763" table:number-columns-repeated="2"/>
          <table:table-cell table:number-columns-repeated="56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3" table:formula="of:=[.C37]" office:value-type="date" office:date-value="2020-11-12" calcext:value-type="date">
            <text:p>20</text:p>
          </table:table-cell>
          <table:table-cell table:style-name="ce760" office:value-type="date" office:date-value="2020-11-12" calcext:value-type="date">
            <text:p>12-Nov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3" table:formula="of:=[.C38]" office:value-type="date" office:date-value="2020-11-20" calcext:value-type="date">
            <text:p>20</text:p>
          </table:table-cell>
          <table:table-cell table:style-name="ce760" office:value-type="date" office:date-value="2020-11-20" calcext:value-type="date">
            <text:p>20-Nov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3" table:formula="of:=[.C39]" office:value-type="date" office:date-value="2020-11-25" calcext:value-type="date">
            <text:p>20</text:p>
          </table:table-cell>
          <table:table-cell table:style-name="ce760" office:value-type="date" office:date-value="2020-11-25" calcext:value-type="date">
            <text:p>25-Nov</text:p>
          </table:table-cell>
          <table:table-cell table:style-name="ce766" office:value-type="float" office:value="163" calcext:value-type="float">
            <text:p>£163.00</text:p>
          </table:table-cell>
          <table:table-cell table:style-name="ce770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3" table:formula="of:=[.C40]" office:value-type="date" office:date-value="2020-11-25" calcext:value-type="date">
            <text:p>20</text:p>
          </table:table-cell>
          <table:table-cell table:style-name="ce762" office:value-type="date" office:date-value="2020-11-25" calcext:value-type="date">
            <text:p>25-Nov</text:p>
          </table:table-cell>
          <table:table-cell table:style-name="ce765"/>
          <table:table-cell table:style-name="ce770" table:formula="of:=[.E39]+[.$E$85]" office:value-type="float" office:value="748.776666666666" calcext:value-type="float">
            <text:p>£748.78</text:p>
          </table:table-cell>
          <table:table-cell/>
          <table:table-cell table:style-name="ce763"/>
          <table:table-cell table:style-name="ce773"/>
          <table:table-cell table:number-columns-repeated="56"/>
        </table:table-row>
        <table:table-row table:style-name="ro1">
          <table:table-cell table:style-name="ce749" office:value-type="string" calcext:value-type="string">
            <text:p>Water </text:p>
          </table:table-cell>
          <table:table-cell table:style-name="ce753" table:formula="of:=[.C41]" office:value-type="date" office:date-value="2020-11-26" calcext:value-type="date">
            <text:p>20</text:p>
          </table:table-cell>
          <table:table-cell table:style-name="ce760" office:value-type="date" office:date-value="2020-11-26" calcext:value-type="date">
            <text:p>26-Nov</text:p>
          </table:table-cell>
          <table:table-cell table:style-name="ce765" office:value-type="float" office:value="300" calcext:value-type="float">
            <text:p>£300.00</text:p>
          </table:table-cell>
          <table:table-cell table:style-name="ce770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763"/>
          <table:table-cell/>
          <table:table-cell table:style-name="ce146"/>
          <table:table-cell table:number-columns-repeated="54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3" table:formula="of:=[.C42]" office:value-type="date" office:date-value="2020-12-01" calcext:value-type="date">
            <text:p>20</text:p>
          </table:table-cell>
          <table:table-cell table:style-name="ce760" office:value-type="date" office:date-value="2020-12-01" calcext:value-type="date">
            <text:p>01-Dec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41]-[.D42]" office:value-type="float" office:value="412.776666666666" calcext:value-type="float">
            <text:p>£412.78</text:p>
          </table:table-cell>
          <table:table-cell/>
          <table:table-cell table:style-name="ce763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3" table:formula="of:=[.C43]" office:value-type="date" office:date-value="2020-12-02" calcext:value-type="date">
            <text:p>20</text:p>
          </table:table-cell>
          <table:table-cell table:style-name="ce760" office:value-type="date" office:date-value="2020-12-02" calcext:value-type="date">
            <text:p>02-Dec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42]-[.D43]" office:value-type="float" office:value="312.776666666666" calcext:value-type="float">
            <text:p>£312.78</text:p>
          </table:table-cell>
          <table:table-cell/>
          <table:table-cell table:style-name="ce763" table:number-columns-repeated="2"/>
          <table:table-cell table:number-columns-repeated="56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3" table:formula="of:=[.C44]" office:value-type="date" office:date-value="2020-12-12" calcext:value-type="date">
            <text:p>20</text:p>
          </table:table-cell>
          <table:table-cell table:style-name="ce760" office:value-type="date" office:date-value="2020-12-12" calcext:value-type="date">
            <text:p>12-Dec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Art Fund</text:p>
          </table:table-cell>
          <table:table-cell table:style-name="ce753" table:formula="of:=[.C45]" office:value-type="date" office:date-value="2020-12-16" calcext:value-type="date">
            <text:p>20</text:p>
          </table:table-cell>
          <table:table-cell table:style-name="ce760" office:value-type="date" office:date-value="2020-12-16" calcext:value-type="date">
            <text:p>16-Dec</text:p>
          </table:table-cell>
          <table:table-cell table:style-name="ce765" office:value-type="float" office:value="120" calcext:value-type="float">
            <text:p>£120.00</text:p>
          </table:table-cell>
          <table:table-cell table:style-name="ce770" table:formula="of:=[.E44]-[.D45]" office:value-type="float" office:value="180.666666666666" calcext:value-type="float">
            <text:p>£180.67</text:p>
          </table:table-cell>
          <table:table-cell table:style-name="ce763" table:number-columns-repeated="2"/>
          <table:table-cell table:number-columns-repeated="57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3" table:formula="of:=[.C46]" office:value-type="date" office:date-value="2020-12-20" calcext:value-type="date">
            <text:p>20</text:p>
          </table:table-cell>
          <table:table-cell table:style-name="ce760" office:value-type="date" office:date-value="2020-12-20" calcext:value-type="date">
            <text:p>20-Dec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3" table:formula="of:=[.C47]" office:value-type="date" office:date-value="2020-12-25" calcext:value-type="date">
            <text:p>20</text:p>
          </table:table-cell>
          <table:table-cell table:style-name="ce760" office:value-type="date" office:date-value="2020-12-25" calcext:value-type="date">
            <text:p>25-Dec</text:p>
          </table:table-cell>
          <table:table-cell table:style-name="ce766" office:value-type="float" office:value="163" calcext:value-type="float">
            <text:p>£163.00</text:p>
          </table:table-cell>
          <table:table-cell table:style-name="ce770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3" table:formula="of:=[.C48]" office:value-type="date" office:date-value="2020-12-25" calcext:value-type="date">
            <text:p>20</text:p>
          </table:table-cell>
          <table:table-cell table:style-name="ce760" office:value-type="date" office:date-value="2020-12-25" calcext:value-type="date">
            <text:p>25-Dec</text:p>
          </table:table-cell>
          <table:table-cell table:style-name="ce765"/>
          <table:table-cell table:style-name="ce770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5" table:formula="of:=[.C49]" office:value-type="date" office:date-value="2021-01-01" calcext:value-type="date">
            <text:p>21</text:p>
          </table:table-cell>
          <table:table-cell table:style-name="ce760" office:value-type="date" office:date-value="2021-01-01" calcext:value-type="date">
            <text:p>01-Jan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48]-[.D49]" office:value-type="float" office:value="416.443333333333" calcext:value-type="float">
            <text:p>£416.44</text:p>
          </table:table-cell>
          <table:table-cell table:style-name="ce763"/>
          <table:table-cell table:number-columns-repeated="58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4" table:formula="of:=[.C50]" office:value-type="date" office:date-value="2021-01-03" calcext:value-type="date">
            <text:p>21</text:p>
          </table:table-cell>
          <table:table-cell table:style-name="ce760" office:value-type="date" office:date-value="2021-01-03" calcext:value-type="date">
            <text:p>03-Jan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6" table:formula="of:=[.C51]" office:value-type="date" office:date-value="2021-01-10" calcext:value-type="date">
            <text:p>21</text:p>
          </table:table-cell>
          <table:table-cell table:style-name="ce760" office:value-type="date" office:date-value="2021-01-10" calcext:value-type="date">
            <text:p>10-Jan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4" table:formula="of:=[.C52]" office:value-type="date" office:date-value="2021-01-20" calcext:value-type="date">
            <text:p>21</text:p>
          </table:table-cell>
          <table:table-cell table:style-name="ce760" office:value-type="date" office:date-value="2021-01-20" calcext:value-type="date">
            <text:p>20-Jan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4" table:formula="of:=[.C53]" office:value-type="date" office:date-value="2021-01-25" calcext:value-type="date">
            <text:p>21</text:p>
          </table:table-cell>
          <table:table-cell table:style-name="ce760" office:value-type="date" office:date-value="2021-01-25" calcext:value-type="date">
            <text:p>25-Jan</text:p>
          </table:table-cell>
          <table:table-cell table:style-name="ce765" office:value-type="float" office:value="163" calcext:value-type="float">
            <text:p>£163.00</text:p>
          </table:table-cell>
          <table:table-cell table:style-name="ce770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4" table:formula="of:=[.C54]" office:value-type="date" office:date-value="2021-01-25" calcext:value-type="date">
            <text:p>21</text:p>
          </table:table-cell>
          <table:table-cell table:style-name="ce760" office:value-type="date" office:date-value="2021-01-25" calcext:value-type="date">
            <text:p>25-Jan</text:p>
          </table:table-cell>
          <table:table-cell table:style-name="ce765"/>
          <table:table-cell table:style-name="ce770" table:formula="of:=[.E53]+[.$E$85]" office:value-type="float" office:value="576.11" calcext:value-type="float">
            <text:p>£576.11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9" office:value-type="string" calcext:value-type="string">
            <text:p>Car Tax</text:p>
          </table:table-cell>
          <table:table-cell table:style-name="ce754" table:formula="of:=[.C55]" office:value-type="date" office:date-value="2021-01-31" calcext:value-type="date">
            <text:p>21</text:p>
          </table:table-cell>
          <table:table-cell table:style-name="ce760" office:value-type="date" office:date-value="2021-01-31" calcext:value-type="date">
            <text:p>31-Jan</text:p>
          </table:table-cell>
          <table:table-cell table:style-name="ce765" office:value-type="float" office:value="20" calcext:value-type="float">
            <text:p>£20.00</text:p>
          </table:table-cell>
          <table:table-cell table:style-name="ce770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4" table:formula="of:=[.C56]" office:value-type="date" office:date-value="2021-02-01" calcext:value-type="date">
            <text:p>21</text:p>
          </table:table-cell>
          <table:table-cell table:style-name="ce760" office:value-type="date" office:date-value="2021-02-01" calcext:value-type="date">
            <text:p>01-Feb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4" table:formula="of:=[.C57]" office:value-type="date" office:date-value="2021-02-03" calcext:value-type="date">
            <text:p>21</text:p>
          </table:table-cell>
          <table:table-cell table:style-name="ce760" office:value-type="date" office:date-value="2021-02-03" calcext:value-type="date">
            <text:p>03-Feb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4" table:formula="of:=[.C58]" office:value-type="date" office:date-value="2021-02-11" calcext:value-type="date">
            <text:p>21</text:p>
          </table:table-cell>
          <table:table-cell table:style-name="ce760" office:value-type="date" office:date-value="2021-02-11" calcext:value-type="date">
            <text:p>11-Feb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Parking Permit</text:p>
          </table:table-cell>
          <table:table-cell table:style-name="ce754" table:formula="of:=[.C59]" office:value-type="date" office:date-value="2021-02-20" calcext:value-type="date">
            <text:p>21</text:p>
          </table:table-cell>
          <table:table-cell table:style-name="ce760" office:value-type="date" office:date-value="2021-02-20" calcext:value-type="date">
            <text:p>20-Feb</text:p>
          </table:table-cell>
          <table:table-cell table:style-name="ce765" office:value-type="float" office:value="70" calcext:value-type="float">
            <text:p>£70.00</text:p>
          </table:table-cell>
          <table:table-cell table:style-name="ce770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4" table:formula="of:=[.C60]" office:value-type="date" office:date-value="2021-02-20" calcext:value-type="date">
            <text:p>21</text:p>
          </table:table-cell>
          <table:table-cell table:style-name="ce760" office:value-type="date" office:date-value="2021-02-20" calcext:value-type="date">
            <text:p>20-Feb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4" table:formula="of:=[.C61]" office:value-type="date" office:date-value="2021-02-25" calcext:value-type="date">
            <text:p>21</text:p>
          </table:table-cell>
          <table:table-cell table:style-name="ce760" office:value-type="date" office:date-value="2021-02-25" calcext:value-type="date">
            <text:p>25-Feb</text:p>
          </table:table-cell>
          <table:table-cell table:style-name="ce765" office:value-type="float" office:value="163" calcext:value-type="float">
            <text:p>£163.00</text:p>
          </table:table-cell>
          <table:table-cell table:style-name="ce770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4" table:formula="of:=[.C62]" office:value-type="date" office:date-value="2021-02-25" calcext:value-type="date">
            <text:p>21</text:p>
          </table:table-cell>
          <table:table-cell table:style-name="ce760" office:value-type="date" office:date-value="2021-02-25" calcext:value-type="date">
            <text:p>25-Feb</text:p>
          </table:table-cell>
          <table:table-cell table:style-name="ce765"/>
          <table:table-cell table:style-name="ce770" table:formula="of:=[.E61]+[.$E$85]" office:value-type="float" office:value="609.776666666666" calcext:value-type="float">
            <text:p>£609.78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4" table:formula="of:=[.C63]" office:value-type="date" office:date-value="2021-03-01" calcext:value-type="date">
            <text:p>21</text:p>
          </table:table-cell>
          <table:table-cell table:style-name="ce760" office:value-type="date" office:date-value="2021-03-01" calcext:value-type="date">
            <text:p>01-Mar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4" table:formula="of:=[.C64]" office:value-type="date" office:date-value="2021-03-03" calcext:value-type="date">
            <text:p>21</text:p>
          </table:table-cell>
          <table:table-cell table:style-name="ce760" office:value-type="date" office:date-value="2021-03-03" calcext:value-type="date">
            <text:p>03-Mar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House Insurance</text:p>
          </table:table-cell>
          <table:table-cell table:style-name="ce754" table:formula="of:=[.C65]" office:value-type="date" office:date-value="2021-03-03" calcext:value-type="date">
            <text:p>21</text:p>
          </table:table-cell>
          <table:table-cell table:style-name="ce760" office:value-type="date" office:date-value="2021-03-03" calcext:value-type="date">
            <text:p>03-Mar</text:p>
          </table:table-cell>
          <table:table-cell table:style-name="ce765" office:value-type="float" office:value="145" calcext:value-type="float">
            <text:p>£145.00</text:p>
          </table:table-cell>
          <table:table-cell table:style-name="ce770" table:formula="of:=[.E64]-[.D65]" office:value-type="float" office:value="328.776666666666" calcext:value-type="float">
            <text:p>£328.78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4" table:formula="of:=[.C66]" office:value-type="date" office:date-value="2021-03-12" calcext:value-type="date">
            <text:p>21</text:p>
          </table:table-cell>
          <table:table-cell table:style-name="ce760" office:value-type="date" office:date-value="2021-03-12" calcext:value-type="date">
            <text:p>12-Mar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4" table:formula="of:=[.C67]" office:value-type="date" office:date-value="2021-03-20" calcext:value-type="date">
            <text:p>21</text:p>
          </table:table-cell>
          <table:table-cell table:style-name="ce760" office:value-type="date" office:date-value="2021-03-20" calcext:value-type="date">
            <text:p>20-Mar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4" table:formula="of:=[.C68]" office:value-type="date" office:date-value="2021-03-25" calcext:value-type="date">
            <text:p>21</text:p>
          </table:table-cell>
          <table:table-cell table:style-name="ce760" office:value-type="date" office:date-value="2021-03-25" calcext:value-type="date">
            <text:p>25-Mar</text:p>
          </table:table-cell>
          <table:table-cell table:style-name="ce765" office:value-type="float" office:value="163" calcext:value-type="float">
            <text:p>£163.00</text:p>
          </table:table-cell>
          <table:table-cell table:style-name="ce770" table:formula="of:=[.E67]-[.D68]" office:value-type="float" office:value="118.666666666666" calcext:value-type="float">
            <text:p>£118.67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4" table:formula="of:=[.C69]" office:value-type="date" office:date-value="2021-03-25" calcext:value-type="date">
            <text:p>21</text:p>
          </table:table-cell>
          <table:table-cell table:style-name="ce760" office:value-type="date" office:date-value="2021-03-25" calcext:value-type="date">
            <text:p>25-Mar</text:p>
          </table:table-cell>
          <table:table-cell table:style-name="ce765"/>
          <table:table-cell table:style-name="ce770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Car insurance</text:p>
          </table:table-cell>
          <table:table-cell table:style-name="ce754" table:formula="of:=[.C70]" office:value-type="date" office:date-value="2021-03-31" calcext:value-type="date">
            <text:p>21</text:p>
          </table:table-cell>
          <table:table-cell table:style-name="ce760" office:value-type="date" office:date-value="2021-03-31" calcext:value-type="date">
            <text:p>31-Mar</text:p>
          </table:table-cell>
          <table:table-cell table:style-name="ce765" office:value-type="float" office:value="530" calcext:value-type="float">
            <text:p>£530.00</text:p>
          </table:table-cell>
          <table:table-cell table:style-name="ce770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4" table:formula="of:=[.C71]" office:value-type="date" office:date-value="2021-04-01" calcext:value-type="date">
            <text:p>21</text:p>
          </table:table-cell>
          <table:table-cell table:style-name="ce760" office:value-type="date" office:date-value="2021-04-01" calcext:value-type="date">
            <text:p>01-Apr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4" table:formula="of:=[.C72]" office:value-type="date" office:date-value="2021-04-03" calcext:value-type="date">
            <text:p>21</text:p>
          </table:table-cell>
          <table:table-cell table:style-name="ce760" office:value-type="date" office:date-value="2021-04-03" calcext:value-type="date">
            <text:p>03-Apr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71]-[.D72]" office:value-type="float" office:value="-77.5566666666671" calcext:value-type="float">
            <text:p>-£77.56</text:p>
          </table:table-cell>
          <table:table-cell/>
          <table:table-cell table:style-name="ce763" table:number-columns-repeated="2"/>
          <table:table-cell table:number-columns-repeated="56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4" table:formula="of:=[.C73]" office:value-type="date" office:date-value="2021-04-12" calcext:value-type="date">
            <text:p>21</text:p>
          </table:table-cell>
          <table:table-cell table:style-name="ce760" office:value-type="date" office:date-value="2021-04-12" calcext:value-type="date">
            <text:p>12-Apr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4" table:formula="of:=[.C74]" office:value-type="date" office:date-value="2021-04-20" calcext:value-type="date">
            <text:p>21</text:p>
          </table:table-cell>
          <table:table-cell table:style-name="ce760" office:value-type="date" office:date-value="2021-04-20" calcext:value-type="date">
            <text:p>20-Apr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73]-[.D74]" office:value-type="float" office:value="-124.666666666667" calcext:value-type="float">
            <text:p>-£124.67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8" office:value-type="string" calcext:value-type="string">
            <text:p>CT</text:p>
          </table:table-cell>
          <table:table-cell table:style-name="ce754" table:formula="of:=[.C75]" office:value-type="date" office:date-value="2021-04-25" calcext:value-type="date">
            <text:p>21</text:p>
          </table:table-cell>
          <table:table-cell table:style-name="ce760" office:value-type="date" office:date-value="2021-04-25" calcext:value-type="date">
            <text:p>25-Apr</text:p>
          </table:table-cell>
          <table:table-cell table:style-name="ce765" office:value-type="float" office:value="162" calcext:value-type="float">
            <text:p>£162.00</text:p>
          </table:table-cell>
          <table:table-cell table:style-name="ce770" table:formula="of:=[.E74]-[.D75]" office:value-type="float" office:value="-286.666666666667" calcext:value-type="float">
            <text:p>-£286.67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7" office:value-type="string" calcext:value-type="string">
            <text:p>Replenishment</text:p>
          </table:table-cell>
          <table:table-cell table:style-name="ce754" table:formula="of:=[.C76]" office:value-type="date" office:date-value="2021-04-25" calcext:value-type="date">
            <text:p>21</text:p>
          </table:table-cell>
          <table:table-cell table:style-name="ce760" office:value-type="date" office:date-value="2021-04-25" calcext:value-type="date">
            <text:p>25-Apr</text:p>
          </table:table-cell>
          <table:table-cell table:style-name="ce765"/>
          <table:table-cell table:style-name="ce770" table:formula="of:=[.E75]+[.$E$85]" office:value-type="float" office:value="183.11" calcext:value-type="float">
            <text:p>£183.11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9" office:value-type="string" calcext:value-type="string">
            <text:p>Teeth</text:p>
          </table:table-cell>
          <table:table-cell table:style-name="ce754" table:formula="of:=[.C77]" office:value-type="date" office:date-value="2021-05-01" calcext:value-type="date">
            <text:p>21</text:p>
          </table:table-cell>
          <table:table-cell table:style-name="ce760" office:value-type="date" office:date-value="2021-05-01" calcext:value-type="date">
            <text:p>01-May</text:p>
          </table:table-cell>
          <table:table-cell table:style-name="ce765" office:value-type="float" office:value="36" calcext:value-type="float">
            <text:p>£36.00</text:p>
          </table:table-cell>
          <table:table-cell table:style-name="ce770" table:formula="of:=[.E76]-[.D77]" office:value-type="float" office:value="147.11" calcext:value-type="float">
            <text:p>£147.11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9" office:value-type="string" calcext:value-type="string">
            <text:p>Utilities</text:p>
          </table:table-cell>
          <table:table-cell table:style-name="ce754" table:formula="of:=[.C78]" office:value-type="date" office:date-value="2021-05-04" calcext:value-type="date">
            <text:p>21</text:p>
          </table:table-cell>
          <table:table-cell table:style-name="ce760" office:value-type="date" office:date-value="2021-05-04" calcext:value-type="date">
            <text:p>04-May</text:p>
          </table:table-cell>
          <table:table-cell table:style-name="ce765" office:value-type="float" office:value="100" calcext:value-type="float">
            <text:p>£100.00</text:p>
          </table:table-cell>
          <table:table-cell table:style-name="ce770" table:formula="of:=[.E77]-[.D78]" office:value-type="float" office:value="47.1099999999996" calcext:value-type="float">
            <text:p>£47.11</text:p>
          </table:table-cell>
          <table:table-cell/>
          <table:table-cell table:style-name="ce763"/>
          <table:table-cell table:number-columns-repeated="57"/>
        </table:table-row>
        <table:table-row table:style-name="ro1">
          <table:table-cell table:style-name="ce749" office:value-type="string" calcext:value-type="string">
            <text:p>Life insurance</text:p>
          </table:table-cell>
          <table:table-cell table:style-name="ce754" table:formula="of:=[.C79]" office:value-type="date" office:date-value="2021-05-12" calcext:value-type="date">
            <text:p>21</text:p>
          </table:table-cell>
          <table:table-cell table:style-name="ce760" office:value-type="date" office:date-value="2021-05-12" calcext:value-type="date">
            <text:p>12-May</text:p>
          </table:table-cell>
          <table:table-cell table:style-name="ce765" office:value-type="float" office:value="12.11" calcext:value-type="float">
            <text:p>£12.11</text:p>
          </table:table-cell>
          <table:table-cell table:style-name="ce770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50" office:value-type="string" calcext:value-type="string">
            <text:p>MOT (in car fund)</text:p>
          </table:table-cell>
          <table:table-cell table:style-name="ce754" table:formula="of:=[.C80]" office:value-type="date" office:date-value="2021-05-17" calcext:value-type="date">
            <text:p>21</text:p>
          </table:table-cell>
          <table:table-cell table:style-name="ce760" office:value-type="date" office:date-value="2021-05-17" calcext:value-type="date">
            <text:p>17-May</text:p>
          </table:table-cell>
          <table:table-cell table:style-name="ce765" office:value-type="float" office:value="0" calcext:value-type="float">
            <text:p>£0.00</text:p>
          </table:table-cell>
          <table:table-cell table:style-name="ce770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49" office:value-type="string" calcext:value-type="string">
            <text:p>Talk Talk</text:p>
          </table:table-cell>
          <table:table-cell table:style-name="ce754" table:formula="of:=[.C81]" office:value-type="date" office:date-value="2021-05-20" calcext:value-type="date">
            <text:p>21</text:p>
          </table:table-cell>
          <table:table-cell table:style-name="ce760" office:value-type="date" office:date-value="2021-05-20" calcext:value-type="date">
            <text:p>20-May</text:p>
          </table:table-cell>
          <table:table-cell table:style-name="ce765" office:value-type="float" office:value="35" calcext:value-type="float">
            <text:p>£35.00</text:p>
          </table:table-cell>
          <table:table-cell table:style-name="ce770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50"/>
          <table:table-cell table:style-name="ce753"/>
          <table:table-cell table:style-name="ce760"/>
          <table:table-cell table:style-name="ce765"/>
          <table:table-cell table:style-name="ce770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49"/>
          <table:table-cell table:style-name="ce753"/>
          <table:table-cell table:style-name="ce760"/>
          <table:table-cell table:style-name="ce765"/>
          <table:table-cell table:style-name="ce771"/>
          <table:table-cell table:number-columns-repeated="59"/>
        </table:table-row>
        <table:table-row table:style-name="ro1">
          <table:table-cell table:style-name="ce749"/>
          <table:table-cell table:style-name="ce757" table:number-columns-repeated="2"/>
          <table:table-cell table:style-name="ce767"/>
          <table:table-cell table:style-name="ce294"/>
          <table:table-cell table:number-columns-repeated="59"/>
        </table:table-row>
        <table:table-row table:style-name="ro1">
          <table:table-cell table:style-name="ce751" office:value-type="string" calcext:value-type="string">
            <text:p>Totals</text:p>
          </table:table-cell>
          <table:table-cell table:style-name="ce758" table:number-columns-repeated="2"/>
          <table:table-cell table:style-name="ce768" table:formula="of:=SUM([.D2:.D81])" office:value-type="float" office:value="5637.32" calcext:value-type="float">
            <text:p>£5,637.32</text:p>
          </table:table-cell>
          <table:table-cell table:style-name="ce772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07:14:18.377386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6-30T07:16:33.803341103</dc:date>
    <meta:print-date>2017-11-13T10:27:50</meta:print-date>
    <meta:generator>LibreOffice/6.4.3.2$Linux_X86_64 LibreOffice_project/40$Build-2</meta:generator>
    <meta:editing-duration>P2DT2H37M2S</meta:editing-duration>
    <meta:editing-cycles>289</meta:editing-cycles>
    <meta:document-statistic meta:table-count="6" meta:cell-count="1210" meta:object-count="0"/>
  </office:meta>
</office:document-meta>
</file>